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Table1" style:family="table">
      <style:table-properties style:width="4.251cm" table:align="center"/>
    </style:style>
    <style:style style:name="Table1.A" style:family="table-column">
      <style:table-column-properties style:column-width="4.251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8.567cm" table:align="left" fo:background-color="transparent">
        <style:background-image/>
      </style:table-properties>
    </style:style>
    <style:style style:name="Table2.A" style:family="table-column">
      <style:table-column-properties style:column-width="0.654cm"/>
    </style:style>
    <style:style style:name="Table2.B" style:family="table-column">
      <style:table-column-properties style:column-width="7.211cm"/>
    </style:style>
    <style:style style:name="Table2.C" style:family="table-column">
      <style:table-column-properties style:column-width="0.702cm"/>
    </style:style>
    <style:style style:name="Table2.A1" style:family="table-cell">
      <style:table-cell-properties fo:padding="0cm" fo:border="none"/>
    </style:style>
    <style:style style:name="Table2.C1" style:family="table-cell">
      <style:table-cell-properties style:vertical-align="bottom" fo:padding="0cm" fo:border="none"/>
    </style:style>
    <style:style style:name="Table3" style:family="table">
      <style:table-properties style:width="17cm" style:rel-width="100%" table:align="left"/>
    </style:style>
    <style:style style:name="Table3.A" style:family="table-column">
      <style:table-column-properties style:column-width="6.925cm" style:rel-column-width="26697*"/>
    </style:style>
    <style:style style:name="Table3.B" style:family="table-column">
      <style:table-column-properties style:column-width="10.075cm" style:rel-column-width="38837*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7.211cm" table:align="left" fo:background-color="transparent">
        <style:background-image/>
      </style:table-properties>
    </style:style>
    <style:style style:name="Table4.A" style:family="table-column">
      <style:table-column-properties style:column-width="0.654cm"/>
    </style:style>
    <style:style style:name="Table4.B" style:family="table-column">
      <style:table-column-properties style:column-width="5.854cm"/>
    </style:style>
    <style:style style:name="Table4.C" style:family="table-column">
      <style:table-column-properties style:column-width="0.702cm"/>
    </style:style>
    <style:style style:name="Table4.A1" style:family="table-cell">
      <style:table-cell-properties fo:padding="0cm" fo:border="none"/>
    </style:style>
    <style:style style:name="Table4.C1" style:family="table-cell">
      <style:table-cell-properties style:vertical-align="bottom" fo:padding="0cm" fo:border="none"/>
    </style:style>
    <style:style style:name="P1" style:family="paragraph" style:parent-style-name="Text_20_body">
      <style:paragraph-properties fo:text-align="center" style:justify-single-word="false"/>
      <style:text-properties style:font-weight-complex="bold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>
      <style:paragraph-properties fo:margin-top="0cm" fo:margin-bottom="0cm" fo:text-align="center" style:justify-single-word="false"/>
    </style:style>
    <style:style style:name="P6" style:family="paragraph" style:parent-style-name="Text_20_body">
      <style:paragraph-properties fo:margin-top="0cm" fo:margin-bottom="0cm" fo:text-align="start" style:justify-single-word="false"/>
    </style:style>
    <style:style style:name="P7" style:family="paragraph" style:parent-style-name="Text_20_body">
      <style:paragraph-properties fo:margin-top="0cm" fo:margin-bottom="0cm" fo:text-align="end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start" style:justify-single-word="false"/>
      <style:text-properties fo:color="#b2b7f2"/>
    </style:style>
    <style:style style:name="P11" style:family="paragraph" style:parent-style-name="Table_20_Contents">
      <style:paragraph-properties fo:text-align="end" style:justify-single-word="false"/>
      <style:text-properties fo:color="#b2b7f2"/>
    </style:style>
    <style:style style:name="P12" style:family="paragraph" style:parent-style-name="Table_20_Contents">
      <style:paragraph-properties fo:text-align="start" style:justify-single-word="false"/>
    </style:style>
    <style:style style:name="P13" style:family="paragraph" style:parent-style-name="Table_20_Contents">
      <style:paragraph-properties fo:margin-top="0cm" fo:margin-bottom="0.499cm"/>
    </style:style>
    <style:style style:name="T1" style:family="text">
      <style:text-properties style:font-weight-complex="bold"/>
    </style:style>
    <style:style style:name="T2" style:family="text">
      <style:text-properties fo:font-variant="normal" fo:text-transform="none" fo:font-style="normal" fo:font-weight="normal"/>
    </style:style>
    <style:style style:name="T3" style:family="text">
      <style:text-properties fo:font-weight="bold"/>
    </style:style>
    <style:style style:name="T4" style:family="text">
      <style:text-properties style:font-style-complex="italic"/>
    </style:style>
    <style:style style:name="T5" style:family="text">
      <style:text-properties fo:font-size="15pt" style:font-size-asian="15pt" style:font-size-complex="15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P8"><text:span text:style-name="T5">ഭക്തിദീപിക</text:span><text:line-break/><text:line-break/>അഥവാ<text:line-break/><text:line-break/><text:span text:style-name="T1">ചാത്തന്റെ സദ്‌ഗതി</text:span></text:p>
          </table:table-cell>
        </table:table-row>
        <table:table-row>
          <table:table-cell table:style-name="Table1.A1" office:value-type="string">
            <text:p text:style-name="P9">1933</text:p>
          </table:table-cell>
        </table:table-row>
      </table:table>
      <text:p text:style-name="P5"/>
      <text:p text:style-name="P4"/>
      <text:p text:style-name="P6"><text:bookmark text:name="pr_page"/><text:bookmark text:name="2"/><text:span text:style-name="T2">[ </text:span><text:a xlink:type="simple" xlink:href="http://ml.wikisource.org/wiki/താൾ:ഭക്തിദീപിക.djvu/2"><text:span text:style-name="T2">2</text:span></text:a><text:span text:style-name="T2"> ]</text:span> </text:p>
      <text:p text:style-name="P1">അവതാരിക</text:p>
      <text:p text:style-name="Text_20_body">'ഭക്തിദീപിക'യിലെ ഇതിവൃത്തം മാധവാചാര്യരുടേതെന്നു പറയുന്ന ശങ്കരവിജയത്തിൽനിന്നു സംഗ്രഹിച്ചിട്ടുള്ളതാകുന്നു. കഥാംശത്തിൽ മൂലഗ്രന്ഥത്തിൽനിന്നു വലിയ വ്യതിയാനമൊന്നും ഞാൻ വരുത്തീട്ടില്ല. സകല മനുഷ്യർക്കും ഒന്നുപോലെ സഞ്ചരിക്കാവുന്ന ഒരു ഘണ്ടാപദമാകുന്നു ഭക്തി മാർഗ്ഗം എന്നുള്ളതു സനാതനധർമ്മത്തിന്റെ മൗലികതത്വങ്ങളിൽ ഒന്നും, അതു ശ്രീമദ്‌ഭാഗവത്തിൽ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0">“</text:p>
          </table:table-cell>
          <table:table-cell table:style-name="Table2.A1" office:value-type="string">
            <text:p text:style-name="P13">യന്നാമധേയശ്രവണാനുകീർത്തനാ-</text:p>
            <text:p text:style-name="P13">ദ്യപ്രഹ്വണാദ്യൽസ്‌മരണാദപി ക്വചിൽ<text:line-break/>ശ്വാദോപി സദ്യസ്സവനായ കല്പതേ</text:p>
          </table:table-cell>
          <table:table-cell table:style-name="Table2.C1" office:value-type="string">
            <text:p text:style-name="P11">”</text:p>
          </table:table-cell>
        </table:table-row>
      </table:table>
      <text:p text:style-name="Text_20_body">ഇത്യാദി പദ്യങ്ങളിൽ വിശദമായി പ്രതിപാദിക്കപ്പെട്ടിട്ടുള്ളതുമാകുന്നു. ഈ കാവ്യത്തിലെ വിവക്ഷയും പ്രാധാന്യേന അതല്ലാതെ മറ്റൊന്നുമല്ല. ഇതിന് ഒരു ചെറിയ ടിപ്പണി എഴുതിച്ചേർത്തിട്ടുണ്ടെങ്കിലും, പദപ്രയോജനം, വ്യങ്ഗ്യഭങ്ഗി, ഇത്യാദിഭാഗങ്ങളെല്ലാം ഭാവുകന്മാർ അനുസന്ധാനദ്വാരാ മാത്രം ആസ്വദിക്കേണ്ടതാകയാൽ ഇവയെ അതിൽ പ്രായേണ സ്പർശിച്ചിട്ടില്ല. ഒരു സഹൃദയനായ എന്റെ അനുജൻ ശ്രീമാൻ എസ്. കൃഷ്ണയ്യർ എം.എ., ബി.എൽ-ന്റെ സാഹായ്യം ഈ കൃതിക്ക് പല പ്രകാരത്തിലും ഉണ്ടായിട്ടുണ്ടെന്നുള്ള വസ്തുത കൂടി ഇവിടെ സന്തോഷപുരസ്സരം രേഖപ്പെടുത്തിക്കൊള്ളുന്നു.</text:p>
      <text:p text:style-name="Text_20_body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2">തിരുവനന്തപുരം<text:line-break/>1108 മകരം 28</text:p>
          </table:table-cell>
          <table:table-cell table:style-name="Table3.A1" office:value-type="string">
            <text:p text:style-name="P9"><text:span text:style-name="T1">എസ്</text:span><text:span text:style-name="T3">. </text:span><text:span text:style-name="T1">പരമേശ്വരയ്യർ</text:span></text:p>
          </table:table-cell>
        </table:table-row>
      </table:table>
      <text:p text:style-name="P2"><text:bookmark text:name="pr_page1"/><text:bookmark text:name="3"/><text:span text:style-name="T2">[ </text:span><text:a xlink:type="simple" xlink:href="http://ml.wikisource.org/wiki/താൾ:ഭക്തിദീപിക.djvu/3"><text:span text:style-name="T2">3</text:span></text:a><text:span text:style-name="T2"> ]</text:span> </text:p>
      <text:p text:style-name="Text_20_body"/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0">“</text:p>
          </table:table-cell>
          <table:table-cell table:style-name="Table4.A1" office:value-type="string">
            <text:p text:style-name="P13">ഭക്തിഃ കിം ന കരോത്യഹോ!</text:p>
            <text:p text:style-name="P13">വനചരോ ഭക്താവതംസായതേ.</text:p>
          </table:table-cell>
          <table:table-cell table:style-name="Table4.C1" office:value-type="string">
            <text:p text:style-name="P11">”</text:p>
          </table:table-cell>
        </table:table-row>
      </table:table>
      <text:p text:style-name="P4"/>
      <text:p text:style-name="P7">ശങ്കരഭഗവൽപാദർ<text:line-break/>--<text:span text:style-name="T4">ശിവാനന്ദലഹരി</text:span></text:p>
      <text:p text:style-name="Text_20_body"><text:soft-page-break/></text:p>
      <text:p text:style-name="Text_20_body"/>
      <text:p text:style-name="P2"><text:bookmark text:name="pr_page2"/><text:bookmark text:name="4"/><text:span text:style-name="T2">[ </text:span><text:a xlink:type="simple" xlink:href="http://ml.wikisource.org/wiki/താൾ:ഭക്തിദീപിക.djvu/4"><text:span text:style-name="T2">4</text:span></text:a><text:span text:style-name="T2"> ]</text:span> </text:p>
      <text:p text:style-name="Text_20_body"/>
      <text:p text:style-name="P3">1</text:p>
      <text:p text:style-name="Text_20_body"><text:line-break/><text:line-break/>ആദിശങ്കരാചാര്യസ്വാമിക്കു പിൻകാലത്തി-<text:line-break/>ലാദിശിഷ്യനായ്ത്തീർന്നോരാശ്ചര്യവിദ്യാധനൻ,<text:line-break/>ഭക്തിയാൽ പ്രസന്നയായ്പ്പാദത്തിൽ ഗങ്ഗാദേവി<text:line-break/>പൊൽത്തണ്ടാർച്ചെരിപ്പിട്ട പുണ്യവാൻ സനന്ദനൻ,<text:line-break/>ശ്രീശുകബ്രഹ്മർഷിപണ്ടേഴുനാൾപ്പരീക്ഷിത്തിൻ<text:line-break/>പ്രാശനം നിവർത്തിച്ച പഞ്ചാരപ്പാൽപ്പായസം-<text:line-break/>ആ മഹാപുരാണംതൻ-ശ്രോത്രത്താൽ നുകർന്നുപോൽ<text:line-break/>കോമളക്കുട്ടിക്കളിപ്രായത്തിൽക്കുറേദ്ദിനം;<text:line-break/>അത്യന്തം സമാകൃഷ്ടനായിപോലതിൽപ്പെടും<text:line-break/>സപ്തമസ്കന്ധത്തിലേ പ്രഹ്ലാദ്യോപാഖ്യാനത്താൽ<text:line-break/>താരുണ്യോദയത്തിങ്കൽത്തൻമൂലമാശിച്ചുപോൽ<text:line-break/>നാരസിംഹാകാരത്തിൽ ശാർങ്ഗിയെദ്ദർശിക്കുവാൻ.</text:p>
      <text:p text:style-name="P3">2</text:p>
      <text:p text:style-name="Text_20_body"><text:line-break/>ആരുതാൻ പ്രബുദ്ധനായ്ത്തീരാത്തോൻ ജഗത്തിങ്കൽ</text:p>
      <text:p text:style-name="P2"><text:bookmark text:name="pr_page3"/><text:bookmark text:name="5"/><text:span text:style-name="T2">[ </text:span><text:a xlink:type="simple" xlink:href="http://ml.wikisource.org/wiki/താൾ:ഭക്തിദീപിക.djvu/5"><text:span text:style-name="T2">5</text:span></text:a><text:span text:style-name="T2"> ]</text:span> </text:p>
      <text:p text:style-name="Text_20_body">ഭാരതപ്രാതസ്സന്ധ്യാഭാനുമാൻ പ്രഹ്ലാദനാൽ?<text:line-break/>ഭക്തിയാം കാശിന്നായിബ്ഭുക്തയാം മദ്യം വില്ക്കും<text:line-break/>വർത്തകൻ ജഗൽപിതാവെന്നോർപ്പാൻ ലജ്ജിച്ചവൻ;<text:line-break/>ആർത്തിപൂണ്ടൊറ്റപ്രാണി ലോകത്തിൽ ശ്വസിപ്പോളം<text:line-break/>പേർത്തും താൻ മോക്ഷേച്ഛുവല്ലെന്നോതാൻ മുതിർന്നവൻ;<text:line-break/>അച്ഛനും മുത്തച്ഛനും സഞ്ചരിച്ചതാം മാർഗ്ഗ-<text:line-break/>മച്ഛമല്ലെന്നാൽ വിടാൻ മാമൂലാൽ മടിക്കാത്തോൻ;<text:line-break/>ഭീതിയാം പിശാചിക്കു തീണ്ടുവാൻ സാധിക്കാത്തോൻ;<text:line-break/>ചോദനയ്ക്കന്തര്യാമി മാത്രമായ്ജ്ജീവിച്ചവൻ;<text:line-break/>ശ്രേഷ്ഠനാമബ്ബാലനെബ്ഭാരതീയരാം നമ്മൾ<text:line-break/>ജ്യേഷ്ഠനെന്നോർമ്മിച്ചാവൂ ശ്രേയസ്സിന്നാശിക്കുകിൽ.</text:p>
      <text:p text:style-name="P3">3</text:p>
      <text:p text:style-name="Text_20_body"><text:line-break/>ചാലവേ സനന്ദനൻ തന്മനോരഥം നേടാൻ<text:line-break/>ചോളദേശാന്തഃസ്ഥമാമാരണ്യമൊന്നിൽപ്പുക്കാൻ.<text:line-break/>ചീരവാസസ്സായ്, ജടാധാരിയായ്, വെയ്‌ലും മഞ്ഞും<text:line-break/><text:soft-page-break/>മാരിയും സഹിച്ചു, മെയ് പർണ്ണാംബുക്കളാൽപ്പോറ്റി,<text:line-break/>ഏറെനാൾ തപസ്സുചെയ്തക്കാട്ടിൽ വാണാൻ വിപ്രൻ<text:line-break/>തീരെത്തന്നാശാവല്ലി മൊട്ടിടാൻ തുടങ്ങാതേ.<text:line-break/>ഏങ്ങകം പാകപ്പെടാൻ നാൾ നീങ്ങേണ്ടൊരബ്ഭവ്യ-</text:p>
      <text:p text:style-name="P2"><text:bookmark text:name="pr_page4"/><text:bookmark text:name="6"/><text:span text:style-name="T2">[ </text:span><text:a xlink:type="simple" xlink:href="http://ml.wikisource.org/wiki/താൾ:ഭക്തിദീപിക.djvu/6"><text:span text:style-name="T2">6</text:span></text:a><text:span text:style-name="T2"> ]</text:span> </text:p>
      <text:p text:style-name="Text_20_body">നെങ്ങജത്രിനേത്രർക്കും മൃഗ്യനാം വിശ്വംഭരൻ?<text:line-break/>പാലാഴി ചാരത്തെങ്ങുമ, ല്ലതിൻ നടുക്കെത്താൻ<text:line-break/>മേലാർക്കും യഥേച്ഛ, മൊട്ടെത്തിടാമെന്നാൽപ്പോലും<text:line-break/>ആയിരം ഫണം വിരിച്ചാടിറ്റും പാമ്പിൽത്തങ്ങും<text:line-break/>മായിതൻ പള്ളിക്കുറുപ്പാർക്കുതാൻ ഭഞ്ജിക്കാവൂ?</text:p>
      <text:p text:style-name="P3">4</text:p>
      <text:p text:style-name="Text_20_body"><text:line-break/>കാമക്രോധാവിഷ്ടനല്ലപ്പുമാൻ, യമാദിയാം<text:line-break/>സാമഗ്രി സമ്പാദിച്ചോൻ, സല്ലക്ഷ്യൻ, സൽപ്രസ്ഥാനൻ;<text:line-break/>എങ്കിലും വിദ്യാമദം വായ്ക്കകൊണ്ടവന്നല്പം<text:line-break/>പങ്കിലും ഹൃൽകന്നരം, മാത്സര്യമോഹഗ്രസ്തം<text:line-break/>ഓർത്തുപോമസ്സാധു: "എൻ സ്വാമിക്കിശ്രമം വേണ്ടാ-<text:line-break/>ദ്ദൈത്യൻതൻ സദസ്സിൽ ഞാനന്നൊരാളിരിക്കുകിൽ<text:line-break/>കേവലം ശിശുപ്രായൻ പ്രഹ്ലാദന്നാകുന്നതോ<text:line-break/>ദേവൻതൻ പാരമ്യത്തെ വാദത്താൽ സ്ഥാപിക്കുവാൻ?<text:line-break/>ആകട്ടെ, ഞാനിച്ചര്യയ്ക്കപ്പുറം നാട്ടിൽച്ചെന്നു<text:line-break/>ലോകത്തിൽ തമസ്തോമം ധ്വംസിക്കാമെൻ സൂക്തിയാൽ"<text:line-break/>നോക്കുന്നുണ്ടധോക്ഷജൻ നൂഅമജ്ജല്പാകനെ-<text:line-break/>പ്പാൽക്കടൽത്തിരക്കോൾ തൻ പുഞ്ചിരിച്ചാർത്താലേറ്റി</text:p>
      <text:p text:style-name="P3">5</text:p>
      <text:p text:style-name="Text_20_body"><text:line-break/>ഓർക്കുമദ്വിജൻ വീണ്ടും. "അന്നൃസിംഹമെൻ മുന്നിൽ<text:line-break/>വായ്ക്കിൽ ഞാൻ വാങ്ങും വാദിവാരണദ്ധ്വംസം വരം;<text:line-break/>സ്വച്ഛന്ദം പിന്നെച്ചെന്നെൻ മേധതൻ ബലത്തിനാൽ<text:line-break/>ദിഗ്ജയം ചെയ്യും; വിദ്വച്ചക്രവർത്തിയായ്ത്തീരും;<text:line-break/>വാരൊളിപ്പുത്തൻപുകൾപ്പട്ടിനാൽപ്പുതപ്പിക്കും</text:p>
      <text:p text:style-name="P2"><text:bookmark text:name="pr_page5"/><text:bookmark text:name="7"/><text:span text:style-name="T2">[ </text:span><text:a xlink:type="simple" xlink:href="http://ml.wikisource.org/wiki/താൾ:ഭക്തിദീപിക.djvu/7"><text:span text:style-name="T2">7</text:span></text:a><text:span text:style-name="T2"> ]</text:span> </text:p>
      <text:p text:style-name="Text_20_body">പാരിടപ്പൂമേനിയെൻ വൈഖരീഗങ്ഗാത്സരി,<text:line-break/>ധന്യൻ ഞാനനന്തരം നവ്യയൗവനം മെത്തു-<text:line-break/>മെൻ യശഃകായം കാണുമെന്നെന്നും സ്വർഗ്ഗസ്ഥനായ്."<text:line-break/>ആദിവൈദ്യനെത്തേടിപ്പോകയാണക്കീർത്ത്യർത്ഥി-<text:line-break/>യാത്മഹത്യയ്ക്കുള്ളോരു പാരദം വാങ്ങിക്കുവാൻ!<text:line-break/>കാണുന്നുണ്ടക്കാഴ്ചയും കാർവർണ്ണൻ മഹാമായ<text:line-break/><text:soft-page-break/>നാണിക്കുംമട്ടിൽത്തെല്ലു ചില്ലിക്കോൺചുളിപ്പേന്തി!!</text:p>
      <text:p text:style-name="P3">6</text:p>
      <text:p text:style-name="Text_20_body"><text:line-break/>ആബ്ഭദ്രാസനസ്ഥനാം ദൈത്യേന്ദ്രൻ ഹിരണ്യാഖ്യൻ<text:line-break/>വാ‌പുറ്റോരനാത്മീയശക്തിതന്നയശ്ചൈത്യം;<text:line-break/>ചാരവേ കിശോരനാം പ്രഹ്ലാദൻ മഹാധീരൻ<text:line-break/>ഘോരനാം പിതാവിന്നു ധർമ്മോപദേശം ചെയ്‌വോൻ;<text:line-break/>കാറിനും നീർത്തുള്ളിക്കും മദ്ധ്യത്തിൽത്തൂമിന്നലിൻ<text:line-break/>നേരെഴും കയാധ്വംബ, ഭീതിയാൽ വിറയ്പവൾ;<text:line-break/>തെല്ലകന്നൊരറ്റത്തു ജീവനോടാമന്ത്രണം<text:line-break/>ചൊല്ലിടും ശണ്ഡാമർക്കർ ശിഷ്യനാല്പരാജിതർ;<text:line-break/>വാളുലച്ചുജാറായി സ്വാമിതൻ കൺകോൺനോക്കി<text:line-break/>നീളവേ ചുറ്റും നിൽക്കും ദൈതേയർ സംഖ്യാതീതർ;<text:line-break/>ഇത്തരം സദസ്സൊന്നു ഭൈരവം, സുദുഷ്‌പ്രേക്ഷ്യം,<text:line-break/>ചിത്തത്തിൽ കാണും ദ്വിജൻ ഗാഢമാം സമാധിയിൽ.</text:p>
      <text:p text:style-name="P5">7</text:p>
      <text:p text:style-name="P2"><text:bookmark text:name="pr_page6"/><text:bookmark text:name="8"/><text:span text:style-name="T2">[ </text:span><text:a xlink:type="simple" xlink:href="http://ml.wikisource.org/wiki/താൾ:ഭക്തിദീപിക.djvu/8"><text:span text:style-name="T2">8</text:span></text:a><text:span text:style-name="T2"> ]</text:span> </text:p>
      <text:p text:style-name="Text_20_body">"എങ്ങെടാ! കാണട്ടെ, ഞാൻ കാണട്ടെ നിൻദൈവത്തെ-<text:line-break/>യെൻകുടുംബൈകദ്രോഹിയാകുമാപ്പാഴ്കീടത്തെ.<text:line-break/>ഇപ്പൊഴിക്കൽത്തൂണിലുണ്ടെങ്കിലിറങ്ങട്ടെ-<text:line-break/>യപ്പരബ്രഹ്മപ്രഖ്യ കൈക്കൊള്ളും നപുംസകം!"<text:line-break/>എന്നുരച്ചീറക്കലിക്കോമരം തുള്ളും പാപി<text:line-break/>കണ്ണിണക്കനൽക്കണപ്പേമാരി വാരിത്തൂകി<text:line-break/>ഭ്രൂകുടിപ്പോർവിൽ വളച്ചാഞ്ഞു മപ്പടിച്ചാർത്തു<text:line-break/>വേഗത്തിൽപ്പാഞ്ഞത്തൂണിൽ മത്തഹസ്തിയെപ്പോലെ<text:line-break/>കാൽച്ചവിട്ടേല്പിപതൊട്ടീക്ഷിക്കും വിപ്രൻ; പിന്നെ<text:line-break/>വാച്ചിടും മഹോഗ്രമാം സിംഹനാദവും കേൾക്കും;<text:line-break/>ഞെട്ടിപ്പോം തെല്ലൊന്നുടൻ; മേഘഗർജ്ജനം മാത്രം<text:line-break/>പെട്ടിടും പിന്നീടതിൻ മാറ്റൊലിക്കൊപ്പം കാതിൽ.</text:p>
      <text:p text:style-name="P3">8</text:p>
      <text:p text:style-name="Text_20_body"><text:line-break/>ആക്കത്തും കനൽക്കട്ടയ്ക്കൊപ്പമായ്ത്തുറിച്ചക-<text:line-break/>ണ്ണാക്കൊലക്കട്ടാരിനാ,ക്കാച്ചിളുക്കാളുംഗളം;<text:line-break/>ആച്ചന്മലന്മദോഗ്രഭ്രൂ വാത്തിങ്കൾപ്പൊളിദ്ദംഷ്ട്ര-<text:line-break/>യാസ്സടാഘടാകല്പഭീമമാമാസ്യച്ഛിദ്രം;<text:line-break/>ആക്കൂർത്ത വൈരക്കമ്പിക്കൊത്തു നീണ്ടെഴും രോമ,-<text:line-break/>മാക്കൃതാന്താസൃക്പാനരൂപ്യപാത്രമാം നഖം;<text:line-break/>ആയിരക്കോടിക്കണക്കർക്കർ ചേർന്നുദിച്ചോര-<text:line-break/>ക്കായം---ഉൾക്രോധത്തീതൻ മൂർത്തമാം വിജൃംഭണം<text:line-break/><text:soft-page-break/>ആകണ്ഠം സിംഹാകാര, മപ്പുറം നരാകാരം,<text:line-break/>ഭീകരംരോമാഞ്ചദംമൂർച്ഛനം സന്ദാഹകം<text:line-break/>ആർക്കുതാൻ നോക്കാം ഹരേ! താദൃശം ഭവദ്രൂപ-<text:line-break/>മാക്കുമാരനാമങ്ങേ പ്രഹ്ലാദന്നേകന്നെന്ന്യേ?"</text:p>
      <text:p text:style-name="P5">9</text:p>
      <text:p text:style-name="P2"><text:bookmark text:name="pr_page7"/><text:bookmark text:name="9"/><text:span text:style-name="T2">[ </text:span><text:a xlink:type="simple" xlink:href="http://ml.wikisource.org/wiki/താൾ:ഭക്തിദീപിക.djvu/9"><text:span text:style-name="T2">9</text:span></text:a><text:span text:style-name="T2"> ]</text:span> </text:p>
      <text:p text:style-name="Text_20_body">ആക്കൽത്തൂൺ രണ്ടായ്പ്പിളർന്നാർത്തൊറ്റച്ചാട്ടംകൊണ്ടു<text:line-break/>മൂർഖനാം ഹിരണ്യന്റെ മൂർദ്ധാവിൽക്കുതിച്ചേറി,<text:line-break/>കെട്ടിയൊന്നമർത്തിയെല്ലത്രയും ഞെരിച്ചങ്ഗ-<text:line-break/>മഷ്ടിചെയ്തല്പാല്പമായ്ദ്ദംഷ്ട്രപ്പല്ലാഞ്ഞാഞ്ഞൂന്നി.<text:line-break/>മാറിടം നഖങ്ങളാൽ നൂറുകൂറായിക്കീറി,-<text:line-break/>ദ്ധാരധാരയായ്ച്ചാടും ചോരനീർ കുടിച്ചാടി<text:line-break/>വീരനീരാട്ടാ,ർന്നണിപ്പോർവെറ്റിപ്പൂമാലയായ്<text:line-break/>വൈരിതന്നാന്ത്രം ചൂടി ച്ചെഞ്ചുവപ്പൂഴിക്കേറ്റി.<text:line-break/>ക്രോധത്തീ കെടായ്കയാൽ പിന്നെയും രോദഃകർണ്ണം<text:line-break/>ഭേദിക്കും ഘോരോൽക്രോശം കൈവളർത്തസ്മൽപ്രഭു-<text:line-break/>താനും തൻ ഭക്താഗ്ര്യനും മാത്രമായ് ശേഷിച്ചൊരാ<text:line-break/>സ്ഥാനത്തിൽ പ്രവേശിപ്പാനന്യനാരൊളർഹൻ?</text:p>
      <text:p text:style-name="P4">‌ </text:p>
      <text:p text:style-name="P3">10</text:p>
      <text:p text:style-name="Text_20_body"><text:line-break/> കണ്ടിടും ദ്വിജൻ ചുറ്റും ഭീതിയാൽ പിന്നോട്ടേയ്ക്കു<text:line-break/>മണ്ടിടും നാൽക്കൊമ്പനാൽ മ്ലാനമാം മഹേന്ദ്രനെ;<text:line-break/>സംഭ്രമിച്ചങ്ങിങ്ങോട്ടും സാധുവാം ഗജാസ്യനെ-<text:line-break/>ത്തൻഭുജം രണ്ടും നീട്ടിത്താണ്ടിടും ഗിരീശനെ;<text:line-break/>അങ്ങിടയ്ക്കെങ്ങോ പാഞ്ഞ മാൻകിടാവിനെത്തേടി-<text:line-break/>യെങ്ങുമേ കാണായ്കയാൽ ഖിന്നമാം മൃഗാങ്കനെ;<text:line-break/>'പോ, മുന്നോട്ടെത്തട്ടെ ഞാൻ വേഗ'മെന്നോതിദ്ദണ്ഡാൽ<text:line-break/>പോത്തിനെത്താഡിക്കുന്ന ദീനനാം കൃതാന്തനെ;<text:line-break/>പേരിനാൽപ്പോലും വരാം ജീവാപായമെന്നോർത്തു<text:line-break/>ദൂരെപ്പുക്കൊളിച്ചിട്ടും ക്ഷുദ്രമാമൃക്ഷൗഘത്തെ;<text:line-break/>കാണാതെയൊന്നേയുള്ളൂദാനവസ്തംബേരമ-<text:line-break/>പ്രാണാന്തപ്രദാനോൽകമാകുമന്നൃസിംഹത്തെ.</text:p>
      <text:p text:style-name="P4">‌ </text:p>
      <text:p text:style-name="P5">11</text:p>
      <text:p text:style-name="P2"><text:bookmark text:name="pr_page8"/><text:bookmark text:name="10"/><text:span text:style-name="T2">[ </text:span><text:a xlink:type="simple" xlink:href="http://ml.wikisource.org/wiki/താൾ:ഭക്തിദീപിക.djvu/10"><text:span text:style-name="T2">10</text:span></text:a><text:span text:style-name="T2"> ]</text:span> </text:p>
      <text:p text:style-name="Text_20_body">ആവതും യുവാവിമ്മട്ടാവിദൂരമാം ലാക്കി-<text:line-break/>ലാവനാഴിയിൽത്തങ്ങുമമ്പെല്ലാം പിഴച്ചെയ്യും.<text:line-break/>നിത്യവും ചിത്രംവരച്ചൊക്കാഞ്ഞു മായ്ക്കും; വീണ്ടും<text:line-break/><text:soft-page-break/>വർത്തികക്കോൽകൊണ്ടോരോ വർണ്ണകം താളിൽത്തേയ്ക്കും.<text:line-break/>ചിന്തോർമ്മിക്ഷീബവ്രജം ചിത്താബ്ധിശുണ്ഡയ്ക്കുള്ളിൽ-<text:line-break/>പ്പൊന്തിടും; ഗർജ്ജിച്ചെങ്ങുമാക്രോശിച്ചുടൻ വീഴും.<text:line-break/>ആയതില്ലല്ലോ കാലമങ്ങേയ്ക്കും ദ്വിജശ്രേഷ്ഠ!<text:line-break/>മായതൻ ജാലംവിട്ടു മാനത്തിൽപ്പറക്കുവാൻ.<text:line-break/>ചാരമാകണം വെന്തു ഗർവക്കാ;ടുൾച്ചില്ലിന-<text:line-break/>ച്ചാരത്തിൻ തേയ്പാൽ‌വേണം തന്മലം നശിക്കുവാൻ<text:line-break/>അങ്ങേയ്ക്കക്കണ്ണാടിയിൽ ദൃശ്യനാമുടൻതന്നെ-<text:line-break/>യങ്ങയാലതേവരെച്ഛന്നനാമന്തര്യാമി.</text:p>
      <text:p text:style-name="P3">12</text:p>
      <text:p text:style-name="Text_20_body"><text:line-break/><text:line-break/>ആത്തപോവനത്തിങ്കൽപ്പാർപ്പതുണ്ടൊരേടത്തു<text:line-break/>"ചാത്ത"നെന്നോതീടുന്ന കാട്ടാളക്കിടാത്തനും.<text:line-break/>ശ്രീയവൻ തന്മേനിയെത്തീണ്ടീട്ടില്ലേതും; "ഹരിഃ<text:line-break/>ശ്രീ"യങ്ങേവഴിക്കൊന്നൊട്ടെത്തിയും നോക്കീട്ടില്ല;<text:line-break/>എങ്കിലെന്ത,വൻ ധന്യൻ, ദൈവത്തിൻ കാരുണ്യത്താൽ<text:line-break/>പങ്കത്തിൻ നിധാനമാം പട്ടണം കാണാത്തവൻ.<text:line-break/>നാട്ടിലേക്കാടൊക്കെയും നാട്ടാർതൻ ഹൃത്തിൽത്തങ്ങി-<text:line-break/>ക്കൂട്ടമായ്ക്കാമാദിയാം ശ്വാപദം പുലർത്തുന്നു.<text:line-break/>വ്യാധനാമവൻതന്റെ ചിത്തമോ നിഷ്കല്മഷം,<text:line-break/>ശീതളം, കാട്ടിൽപ്പായുമാറ്റിലെജ്ജലംപോലെ.<text:line-break/>വാനത്തിന്നകത്തുള്ള നക്ഷത്രം താനക്കൊമ്പ-<text:line-break/>നാനതൻ കുംഭത്തിങ്കൽ മിന്നിടും മുക്താഫലം.</text:p>
      <text:p text:style-name="P2"><text:bookmark text:name="pr_page9"/><text:bookmark text:name="11"/><text:span text:style-name="T2">[ </text:span><text:a xlink:type="simple" xlink:href="http://ml.wikisource.org/wiki/താൾ:ഭക്തിദീപിക.djvu/11"><text:span text:style-name="T2">11</text:span></text:a><text:span text:style-name="T2"> ]</text:span> </text:p>
      <text:p text:style-name="Text_20_body"/>
      <text:p text:style-name="P3">13</text:p>
      <text:p text:style-name="Text_20_body"><text:line-break/>നോക്കിനാൻ വനേചരൻ ദൂരെനിന്നമ്മട്ടിൽത്തൻ<text:line-break/>മാർഗ്ഗത്തിൽത്തപംചെയ്യും വിപ്രനെസ്സകൗതുകം<text:line-break/>വിസ്മയാകാരം നേടീ കൗതുകം ക്രമത്തിങ്കൽ;<text:line-break/>വിസ്മയം വിശ്വാസമായ്, വിശ്വാസം സമ്പ്രീതിയായ്;<text:line-break/>സമ്പ്രീതി ഭക്ത്യാദരസ്നേഹരൂപമായ് മാറീ;<text:line-break/>മുമ്പിൽച്ചെന്നവൻകൂടീ മുന്യംഘ്രിപത്മംകൂപ്പാൻ<text:line-break/>കാകനിക്കിഴങ്ങിനം കാഴ്ചവച്ചല്പം നീങ്ങി<text:line-break/>മൂകനായ്ക്കൈകെട്ടിനിന്നാജ്ഞയെക്കാക്കും നിന്ത്യം;<text:line-break/>ഓതുകില്ലൊരക്ഷരം താപസൻ; കടാക്ഷമാം<text:line-break/>വേതനംപോലും വേണ്ട വേലയ്ക്കന്നിഷാദനും<text:line-break/>"നീയാ"രെന്നൊരിക്കലേ ചോദിച്ചുകേട്ടിട്ടുള്ളൂ;<text:line-break/><text:soft-page-break/>"നായാടിച്ചെക്കൻ ചാത്തൻ" അത്രയേ മൂളീട്ടുള്ളൂ;</text:p>
      <text:p text:style-name="P3">14</text:p>
      <text:p text:style-name="Text_20_body"><text:line-break/><text:line-break/>ഓതിനാൻ തപസ്വിയെത്തേടിച്ചെന്നൊരിക്കലാ<text:line-break/>വ്യാധൻ തത്സമാധിതന്നന്തത്തിൽ ദയാർദ്രനായ്<text:line-break/>"തമ്പുരാനൊട്ടേറെനാളായല്ലോ മലഞ്ചുള്ളി-<text:line-break/>ക്കമ്പുപോലുണക്കുന്നു പൂമെയ്യിക്കൊടും കാട്ടിൽ.<text:line-break/>വീർപ്പടക്കിയും കണ്ണുചിമ്മിയും മനം ചുട്ടു-<text:line-break/>മോർപ്പതെന്തങ്ങിമ്മട്ടിലൂണുറക്കൊഴിഞ്ഞെന്നും?<text:line-break/>ഇക്കാട്ടിൽത്തങ്ങും വിലങ്ങേതിനെക്കൊതിച്ചങ്ങു<text:line-break/>മുക്കാലും പിറപ്പറപ്പിത്തരം പുലർത്തുന്നു?<text:line-break/>ഉള്ളമട്ടോതാമല്ലോ വേണ്ടതിക്കാനം മുറ്റു-<text:line-break/>മുള്ളങ്കൈനെല്ലിക്കയായ്ക്കാണ്മോനീ വേടച്ചെക്കൻ<text:line-break/>ആവനാഴിയും വില്ലുമമ്പുമായ് നായാട്ടില്വെ-<text:line-break/>ന്നാവിലങ്ങിനെപ്പിടിച്ചേല്പിക്കാമങ്ങേക്കൈയിൽ."</text:p>
      <text:p text:style-name="P3">15</text:p>
      <text:p text:style-name="Text_20_body"><text:line-break/><text:line-break/>കേവലം തിര്യഗ്രുതം-ഭ്രാന്തൻതൻ പ്രലാപമാ-<text:line-break/>യാവചസ്സവൻ കേട്ടാനല്പവും രസിക്കാതെ,<text:line-break/>ഉത്തരം കാത്തുംകൊണ്ടുനിൽക്കയാണോച്ഛാനിച്ചു<text:line-break/>ലുബ്ധകൻ സമീപത്തിൽ - "മാരണം! മാറാശ്ശല്യം!!<text:line-break/>എന്തിവൻ കണ്ടൂ പാവ,മെൻതത്വം? കൊള്ളാം വന്ന<text:line-break/>ബന്ധു! ഞാൻ തീർണ്ണാർണ്ണവൻ നൂനമിപ്പോതത്തിനാൽ!!<text:line-break/>എന്നെക്കൊണ്ടാവാത്തതാണിക്കിടാത്തനാലാവ-<text:line-break/>തിന്നു ഞാനിരപ്പാളി! യിച്ചെക്കൻ വിണ്ണോർമരം!;</text:p>
      <text:p text:style-name="P2"><text:bookmark text:name="pr_page10"/><text:bookmark text:name="12"/><text:span text:style-name="T2">[ </text:span><text:a xlink:type="simple" xlink:href="http://ml.wikisource.org/wiki/താൾ:ഭക്തിദീപിക.djvu/12"><text:span text:style-name="T2">12</text:span></text:a><text:span text:style-name="T2"> ]</text:span> </text:p>
      <text:p text:style-name="Text_20_body">ഞാനിവൻ നൽകും വരം വാങ്ങുവാൻ വന്നോനല്ല;<text:line-break/>മാനത്തിൽപ്പരുന്തിന്നു മാക്രിയോ മാർഗ്ഗം കാട്ടാൻ!"<text:line-break/>അപ്പുമാനിമ്മട്ടോർത്താസ്സാധുവാമഭ്യാഗത-<text:line-break/>ന്നല്പഹാസമാമർഘ്യമാദ്യമായ്സ്സമ്മാനിച്ചാൻ.</text:p>
      <text:p text:style-name="P3">16</text:p>
      <text:p text:style-name="Text_20_body"><text:line-break/><text:line-break/>ഓതിനാൻ പിന്നെ, "ച്ചാത്ത! നിന്നെക്കൊണ്ടെൻ കാമിതം<text:line-break/>ബോധിപ്പാൻപോലും മേല; സാധിക്ക പിന്നീടല്ലീ?<text:line-break/>ഹാ! കിടപ്പവൻ ഞാനെൻ ലാക്കിൽനിന്നകന്നെങ്ങോ?<text:line-break/>നീ കടന്നിടയ്ക്കിതിൽച്ചാടിയാലെന്തോഫലം?<text:line-break/><text:soft-page-break/>കേവലം വനേചരൻ ബാലൻ നീ മൃഗപ്രായൻ;<text:line-break/>ദ്യോവിനെപ്പൊക്കാനാമോ പാതാളം കുതിക്കുകിൽ?<text:line-break/>അത്രമേൽത്താണുള്ളതാണാശയെന്നിരുന്നാൽ ഞാ-<text:line-break/>നിത്തരം കൊടുത്തപം രാപ്പകൽ ചെയ്യേണമോ?<text:line-break/>നീ നടന്നുപോ നിന്റെ കൈനില;യ്ക്കിക്കാര്യത്തിൽ<text:line-break/>സ്ഥാനത്തെ സ്പർശിക്കുവോന്നല്ല നിൻ സദുദ്ദേശ്യം!<text:line-break/>നന്മ ചെയ്തിടാമല്ലോ വേറെയും; പാവപ്പെട്ട<text:line-break/>നിന്മച്ചിക്കൃപപ്പെണ്ണിന്നെൻകണ്ണീർ,ശുദ്ധാത്മാവേ!<text:line-break/>                 </text:p>
      <text:p text:style-name="P3">17</text:p>
      <text:p text:style-name="Text_20_body"><text:line-break/><text:line-break/>തെറ്റിപ്പോയ് നിനക്കൂഹമെന്നു ഞാൻ കഥിപ്പീല;<text:line-break/>മുറ്റുമെൻ മൃഗദ്രവ്യം ഭ്രാതാവേ! മൃഗംതന്നെ.<text:line-break/>ഉണ്മയിൽച്ചൊല്‌വൂ കണ്ടോർ "കാൽമുതൽക്കഴുത്തോള-<text:line-break/>മമ്മൃഗം നരാകാരമപ്പുറം സിംഹാകാരം.<text:line-break/>ആദിതൊട്ടസ്സത്ത്വത്തെത്തേടുന്നുണ്ടിന്നും നാലു -<text:line-break/>വേദാഖ്യകോലും വിശ്വകദ്രുക്കൾ വിനിദ്രങ്ങൾ.<text:line-break/>ആ നൃസിംഹംതൻ സത്യം സുന്ദരം ശിവം സച്ചി-<text:line-break/>ദാനന്ദം സനാതനം ശാന്തിദം സർവാന്തഃസ്ഥം.<text:line-break/>പണ്ടെങ്ങാണ്ടൊരിക്കൽത്തൻ മുന്നിലമ്മൃഗത്തിനെ-<text:line-break/>ക്കണ്ടാൽപോൽ പ്രഹ്ലാദനാം ബാലകൻ മഹാഭാഗൻ.</text:p>
      <text:p text:style-name="P2"><text:bookmark text:name="pr_page11"/><text:bookmark text:name="13"/><text:span text:style-name="T2">[ </text:span><text:a xlink:type="simple" xlink:href="http://ml.wikisource.org/wiki/താൾ:ഭക്തിദീപിക.djvu/13"><text:span text:style-name="T2">13</text:span></text:a><text:span text:style-name="T2"> ]</text:span> </text:p>
      <text:p text:style-name="Text_20_body">ഞാനും തൽസാക്ഷാൽകാരമാശിപ്പൂ;നിനക്കാമോ<text:line-break/>ദീനനാമെനിക്കേകാനാവില,ങ്ങാവില്ലല്ലോ."</text:p>
      <text:p text:style-name="P3">18</text:p>
      <text:p text:style-name="Text_20_body"><text:line-break/><text:line-break/>ആ വാക്യം സാങ്ഗോപാങ്ഗമർത്ഥചിന്തനംചെയ്‌വാ-<text:line-break/>നാവാത്തോനാണെന്നാലുമായുവാവല്പപ്രജ്ഞൻ<text:line-break/>സേവ്യമാമതിൻസാരം സേവിച്ചാൻ ഹൃത്താലേതോ<text:line-break/>പൂർഞന്മോപാത്തമാം പുണ്യത്തിൻ ബലത്തിനാൽ.<text:line-break/>കാൽമുതൽക്കഴുത്തോളം തന്നെപ്പോലൊരാൾ; ബാക്കി-<text:line-break/>യാമുകൾഭാഗം മാത്രം കോളരിക്കൊപ്പംമൃഗം;<text:line-break/>അമ്മട്ടിൽക്കാണാ,ക്കേൾക്കാ,സ്സത്വമൊന്നത്യാശ്ചാര്യ-<text:line-break/>മുണ്മയാ, യൂക്കാ, യൂഴിക്കുന്നമാ, യുണർച്ചയായ്,<text:line-break/>ഉണ്ടെന്ന തദ്വാക്യാംശം വീണു ചെന്നവന്നുള്ളിൽ<text:line-break/>കൊണ്ടലിൽ തുപ്പൽത്തുള്ളി മുത്തുച്ചിപ്പിയിൽപ്പോലെ.<text:line-break/>കോൾമയിർകൊണ്ടു മേനി നായാടി,ക്കമ്പിൻക്കൂട്ട-<text:line-break/><text:soft-page-break/>മാമൃഗത്തിന്മേൽപ്പായാനായംപൂണ്ടെഴുംപോലെ.</text:p>
      <text:p text:style-name="P3">19</text:p>
      <text:p text:style-name="Text_20_body"><text:line-break/><text:line-break/>മങ്ങലേറ്റോതീ വേടൻ "ഉണ്മയേ ചൊല്ലൂ നല്ലോർ;<text:line-break/>എങ്ങെഴാമീയാളുടൽക്കോളരിത്തലജ്ജന്തു?<text:line-break/>തൂമഞ്ഞാം പുതപ്പണിഞ്ഞുച്ചിയാൽ മാനം തൊടും<text:line-break/>മാമലപ്പരപ്പൊന്നുണ്ടെങ്ങോ വടക്കറ്റം;<text:line-break/>വൻപെഴും ചിങ്ങത്താൻമാർ വാഴ്വതങ്ങല്ലാതില്ലെ-<text:line-break/>ന്നെൻപഴംകിടാത്തന്മാരോതി ഞാനറിഞ്ഞവൻ.<text:line-break/>മാൺപുറ്റൊരിക്കാനത്തിൽത്തമ്പുരാൻതിരഞ്ഞീടു<text:line-break/>മാൺപിള്ളശ്ശിങ്കം മറ്റൊന്നായിടാ, മടുത്താവാം -<text:line-break/>എങ്ങുമേ വായ്പോന്നെന്നു മാത്രമല്ലങ്ങോതുന്നു<text:line-break/>ണ്ടെൻകണക്കേതോ പൈതലെന്നാളോ കണ്ടോന്നെന്നും;<text:line-break/>നൂനം ചെന്നാരായുവാൻ ഞാനുമാവിലങ്ങിനെ;<text:line-break/>ക്കാണുവാൻ; പിടിക്കുവാൻ, കാഴ്ചയായ്‌വെച്ചേ നില്പൻ.</text:p>
      <text:p text:style-name="P6"><text:bookmark text:name="pr_page12"/><text:bookmark text:name="14"/><text:span text:style-name="T2">[ </text:span><text:a xlink:type="simple" xlink:href="http://ml.wikisource.org/wiki/താൾ:ഭക്തിദീപിക.djvu/14"><text:span text:style-name="T2">14</text:span></text:a><text:span text:style-name="T2"> ]</text:span> </text:p>
      <text:p text:style-name="P4">‌ </text:p>
      <text:p text:style-name="P3">20</text:p>
      <text:p text:style-name="Text_20_body"><text:line-break/><text:line-break/>ഇത്തരം വേടക്കിടാവോതിടും വാക്കിനൊന്നു-<text:line-break/>മുത്തരം കഥിച്ചീല വിസ്മയസ്തബ്ധൻ ദ്വിജൻ.<text:line-break/>"ഹാ! ജഡർക്കെന്തൗദ്ധത്യം ഡിംഭർക്കെന്തർമ്മൗഗ്ദ്ധ്യം;<text:line-break/>നീചർക്കെന്തഹങ്കാര"മെന്നവൻ നിരൂപിക്കേ<text:line-break/>ആഞ്ഞോടി മുന്നേട്ടേക്കക്കൊച്ചനൊട്ടേറെദൂരം<text:line-break/>പാഞ്ഞിടാൻ മനസ്സുമായ്പ്പന്തയം വെച്ചോൻപോലെ.<text:line-break/>കൂട്ടരെക്കൂട്ടിത്തന്റെ നായ്കളൊത്തെങ്ങും ചെന്നു<text:line-break/>കൂട്ടിനാൻ ഘോഷം; കീഴ്മേലാക്കിനാൻ കാടൊക്കെയും<text:line-break/>ചേണിലന്നവൻ ചേർത്താൻ തീവ്രമാം പ്രയത്നത്താൽ<text:line-break/>തൂണിയോടൊപ്പം ദരീശ്രേണിക്കും ശൂന്യത്വത്തെ.<text:line-break/>കാണ്മതിലെങ്ങുംതന്നെ പിന്നെയും ദുരാപമാ-<text:line-break/>മാമൃഗം-തന്നുൾത്തട്ടിൽ വാണിടും മായാമൃഗം.</text:p>
      <text:p text:style-name="P4">‌ </text:p>
      <text:p text:style-name="P3">21</text:p>
      <text:p text:style-name="Text_20_body"><text:line-break/><text:line-break/>"എങ്ങുവാ,നെണ്ടെങ്ങുവാ,നെങ്ങെങ്ങൊരേടം വാ-<text:line-break/>നെൻശിങ്കം-എന്നാൺശിങ്കം-എന്നെന്നാൺപിള്ളശിങ്കം?"<text:line-break/>എന്നുരച്ചിങ്ങങ്ങവൻ പിന്നെയും പാഞ്ഞാൻ മേന്മേൽ-<text:line-break/><text:soft-page-break/>ത്തന്നെത്താൻ മറന്നോനായ്, സന്യസ്തർക്കാരാദ്ധ്യനായ്.<text:line-break/>കൂട്ടുകാരെല്ലാം വിട്ടാർ; കൂറ്റുകാർ പെൺകെട്ടിന്നു<text:line-break/>കൂട്ടിനാർ വട്ടം; മുഴുഭ്രാന്തിനായ് ചികിത്സിച്ചാർ.<text:line-break/>ഭ്രാന്തുതാൻ -ഭക്തിഭ്രാന്തു!-സർവേശസാക്ഷാൽക്കാരം<text:line-break/>ശാന്തിയെച്ചെയ്യേണ്ടതാം സത്തർതൻ മഹാരോഗം?<text:line-break/>കൂകിടും ചുറ്റും ചെക്കർ; നിൻ "ശിങ്ക"മെങ്ങെന്നോതും;<text:line-break/>കൈകൊട്ടിച്ചിരിച്ചിടും: കല്ലെടുത്തെറിഞ്ഞിടും.<text:line-break/>കാണ്മതില്ലതൊന്നുമേ മർത്ത്യപഞ്ചാസ്യം മാത്ര-<text:line-break/>മോർമ്മയിൽത്തങ്ങിത്തിങ്ങിവിങ്ങുമമ്മഹായോഗി.</text:p>
      <text:p text:style-name="P4">‌ </text:p>
      <text:p text:style-name="P3">22</text:p>
      <text:p text:style-name="Text_20_body"><text:line-break/><text:line-break/>ചെറ്റുചെന്നപ്പോൾ കണ്ടാൻ ലുബ്ധകൻ മഹാധന്യൻ<text:line-break/>ചുറ്റുപാടെഴും വസ്തു സർവ്വവും നൃസിംഹമായ്<text:line-break/>കാണ്മതോടെല്ലാം "എന്നാൾക്കേളരിച്ചങ്ങാതി! വാ<text:line-break/>ഞാൻമുനിക്കേകാം നിന്നെ,യെന്നോതും; വിളിച്ചീടും.<text:line-break/>പാറക്കൽ പളുങ്കൊളിക്കണ്ണുനീരൊലിപ്പിക്കും;<text:line-break/>പാദപം തളിർക്കൊമ്പാം താലവൃന്തത്താൽ‌വീശും;</text:p>
      <text:p text:style-name="P2"><text:bookmark text:name="pr_page13"/><text:bookmark text:name="15"/><text:span text:style-name="T2">[ </text:span><text:a xlink:type="simple" xlink:href="http://ml.wikisource.org/wiki/താൾ:ഭക്തിദീപിക.djvu/15"><text:span text:style-name="T2">15</text:span></text:a><text:span text:style-name="T2"> ]</text:span> </text:p>
      <text:p text:style-name="Text_20_body">വീരുത്തു പൈന്തേനൊലിപ്പൂമാരികോരിത്തൂകു;<text:line-break/>മാറു വെൺനുരക്കുളിർത്തുമുക്താഹാരം ചാർത്തും;<text:line-break/>വണ്ടിനും മുരൾച്ചയാൽ വായ്പെഴും ജയം കുറു;-<text:line-break/>മണ്ഡജം പാറിപ്പറ,ന്നാശ്വസിക്കുവാൻ ചൊല്ലും;<text:line-break/>മാ,നിടംപെടും കണ്ണാൽ നോക്കിടും; - സമസ്തമ-<text:line-break/>ക്കാനനം സജംഗമസ്ഥാവരം കാരുണ്യാർദ്രം;</text:p>
      <text:p text:style-name="P3">23</text:p>
      <text:p text:style-name="Text_20_body"><text:line-break/>ഹന്ത! നാളിമ്മട്ടൊട്ടുപോകെത്തത്തപസ്സിൻചൂ-<text:line-break/>ടന്തരാത്മാവിൽത്തട്ടീ; കാര്യത്തിൻ മട്ടും മാറീ;<text:line-break/>ഷഡ്വർഗ്ഗസിന്ധുക്കളില്ലങ്ങതിൻ ശാന്തിക്കൊന്നും;<text:line-break/>പെട്ടുപോയ് ഹുതാശനക്കൂട്ടിലന്നൃപഞ്ചാസ്യം<text:line-break/>അപ്പൊഴായിടാമങ്ങേയ്ക്കാഗാരനീരിൻ സ്വാദും,<text:line-break/>തല്പത്തിൻ കുളുർമ്മയും, വാമമാം കണ്ണിൻ കെല്പും,<text:line-break/>വാഹത്തിൻ പക്ഷങ്ങൾ തൻവീശലിൻ ചേലും കാണ്മാൻ<text:line-break/>ശ്രീഹരേ! തരംവന്നതെന്നു ഞാൻ നിനയ്ക്കുന്നേൻ<text:line-break/>പൊള്ളിപ്പോം പൂമേനി, യെൻ തമ്പുരാനിനിത്തുല്യ-<text:line-break/>മുള്ളിലും വെളിക്കുമായ് മിന്നിയേ ശരിപ്പെടൂ<text:line-break/><text:soft-page-break/>ചാലവേ ഭവാൻ മാറിൽ ചാർത്തുവാനരണ്യപ്പൂ-<text:line-break/>മാലയൊന്നതാ കോർപ്പൂ മാൺപെഴും മഹീദേവി</text:p>
      <text:p text:style-name="P3">24</text:p>
      <text:p text:style-name="Text_20_body"><text:line-break/>ഒറ്റക്കൈ പൊക്കിൾപ്പൊയ്കപ്പൊൽത്തണ്ടാർ വാടായ്‌വാനും<text:line-break/>മറ്റേക്കൈ മഞ്ഞത്തളിർപ്പട്ടാട് കത്തായ്വാനും<text:line-break/>പിന്നെയൊന്നാഴിപ്പെണ്ണിൻ പൂമേനി പൊള്ളായ്‌വാനു-<text:line-break/>മിന്നിയൊന്നണിക്കതിർക്കൗസ്തുഭംപൊട്ടായ്‌വാനും;<text:line-break/>ഇമ്മട്ടിൽ ഭുജം നാലും വ്യാപരിപ്പിച്ചും മർത്ത്യ-<text:line-break/>സിംഹത്തിൻ പുരാണോക്തമായിടും രൂപം പുണ്ടും,<text:line-break/>മേൽക്കുമേൽ സുഷുപ്തിയെക്ഷർഹിച്ചും, സ്വഭക്തരിൽ</text:p>
      <text:p text:style-name="P2"><text:bookmark text:name="pr_page14"/><text:bookmark text:name="16"/><text:span text:style-name="T2">[ </text:span><text:a xlink:type="simple" xlink:href="http://ml.wikisource.org/wiki/താൾ:ഭക്തിദീപിക.djvu/16"><text:span text:style-name="T2">16</text:span></text:a><text:span text:style-name="T2"> ]</text:span> </text:p>
      <text:p text:style-name="Text_20_body">നൈർഘൃണ്യവാനോ താനെ,ന്നാത്മശോധനം ചെയ്തും<text:line-break/>പാർഷദർ ധരിക്കാതെ, പത്മയോടുരയ്ക്കാതെ,<text:line-break/>പെട്ടെന്നു വേടച്ചെക്കൻതന്മുന്നിൽക്കുതിച്ചെത്തീ<text:line-break/>ശിഷ്ടർതൻ ചിന്താരത്നം, ചിൽപുമാൻ, ജഗൽപതി.</text:p>
      <text:p text:style-name="P3">25</text:p>
      <text:p text:style-name="Text_20_body"><text:line-break/>ആവതും തന്നാതിഥ്യമാചരിക്കുവാൻ വേഗ-<text:line-break/>മാ വനം സന്നദ്ധമായ് ഹസ്തസ്ഥസർവ്വദ്രവ്യം.<text:line-break/>സത്വരം പ്രയാണത്തിൻസാദത്തെശ്ശമിപ്പിച്ചു<text:line-break/>ഭക്തിമന്ഥരൻ, വായു, സാമോദൻ ബാഷ്പാപ്ലുതൻ.<text:line-break/>പാതയിൽപ്പരത്തിനാൾ പച്ചപ്പുൽപ്പൂമ്പട്ടാട<text:line-break/>പാദത്തെത്തിരുമ്മുവോൾ, സാധ്വിയാ ധാത്രീദേവി.<text:line-break/>ഗോക്കൾതന്നകിട്ടിൽനിന്നെങ്ങുമേ ദുഗ്ദ്ധം പാഞ്ഞു;<text:line-break/>ഗോവിന്ദൻ ചെല്ലുന്നേടമൊക്കെയും ദുഗ്ദ്ധേദധി,<text:line-break/>തേനിൽനീരാടി,ത്തളിർപട്ടുടു,ത്തോരോതരം<text:line-break/>മേനിയിൽപ്പുത്തന്മലർപ്പൊന്മണിപ്പണ്ടം ചാർത്തി,<text:line-break/>നല്ലൊരമ്മഹം കണ്ടാർ നിർന്നിമേഷമാം കണ്ണാൽ<text:line-break/>വല്ലരീവധുക്കളും വൃക്ഷപൂരുഷൻമാരും.</text:p>
      <text:p text:style-name="P3">26</text:p>
      <text:p text:style-name="Text_20_body"><text:line-break/>തന്മുന്നിൽക്കണ്ടാൻ സാധു താനത്തേവരെത്തേടു-<text:line-break/>മമ്മഹാമൃഗത്തെ-ത്തന്നാകാംക്ഷാസർവസ്വത്തെ,<text:line-break/>കണകുളുർത്താസ്യം നനഞ്ഞശ്രുവാൽ, രോമോൽഗമം<text:line-break/>തിങ്ങിമെയ്യെങ്ങും, മനം മത്താടിയന്നായാടി<text:line-break/>ആദ്യത്തെപ്പകയ്പുവിട്ടപ്പുറം വീണ്ടും നോക്കി-<text:line-break/>യാദ്യനാമദ്ദേവനെ;ത്തദ്രൂപം സൗമ്യാൽസൗമ്യം.<text:line-break/><text:soft-page-break/>വൃത്തക്കൺചെന്തീപ്പൊരിച്ചിന്തലി,ല്ലലർച്ചയി,-<text:line-break/>ല്ലുദ്ധതച്ചാഞ്ചാട്ടമി,ല്ലുഗ്രാസ്യപ്പിളർപ്പില്ല;</text:p>
      <text:p text:style-name="P2"><text:bookmark text:name="pr_page15"/><text:bookmark text:name="17"/><text:span text:style-name="T2">[ </text:span><text:a xlink:type="simple" xlink:href="http://ml.wikisource.org/wiki/താൾ:ഭക്തിദീപിക.djvu/17"><text:span text:style-name="T2">17</text:span></text:a><text:span text:style-name="T2"> ]</text:span> </text:p>
      <text:p text:style-name="Text_20_body">പുരുഷാകാരം പൂണ്ട കാമധേനുവാം; മുഖം<text:line-break/>പാരീന്ദ്രചർമ്മത്തിനാൽ ഛന്നമാം കുരങ്ഗമാം<text:line-break/>തൻമൃഗാധിപാഭിഖ്യ സാർത്ഥമാക്കുവാനാനാ-<text:line-break/>മമ്മട്ടിൽച്ചര്യാഭേദം സ്വീകരിച്ചതസ്സത്ത്വം!</text:p>
      <text:p text:style-name="P3">27</text:p>
      <text:p text:style-name="Text_20_body"><text:line-break/> ചൂടില്ലാത്തേജോരാശി, കോളില്ലാപ്പാരാവാര;-<text:line-break/>മീടെഴും വിണാറായൊരാഗ്നേയശൈലദ്രവം;<text:line-break/>ചാലവേ ശരത്തായ വർഷർത്തു, ശാന്താചാരം<text:line-break/>ശീലിച്ച രൗദ്രം; സുധാസത്തായ ഘോരക്ഷ്വേളം<text:line-break/>ദീനബാന്ധവൻ, ദയാവിഗ്രഹൻ, സരസ്സിൽ നി-<text:line-break/>ന്നാനരെക്കരയ്ക്കേറ്റിപ്പാലിച്ചോനാണാ ഹരി.<text:line-break/>അമ്മൃഗേന്ദ്രൻതൻ ദാസദാസൻപോൽ ഗീർവാണേന്ദ്ര-<text:line-break/>നപ്പഞ്ചാസ്യൻതൻ സേവാജീവിപോൽ ചതുർമ്മുഖൻ<text:line-break/>വിശ്വവും തന്നിൽക്കാട്ടാൻ ദക്ഷനാ വ്യാദീർണ്ണാസ്യ,-<text:line-break/>നച്ചിത്രകായപ്രിയൻ ഭൂതേശൻ പശുപതി.<text:line-break/>അത്ഭുതം നിരൂപിച്ചാൽ ഹംസാളിസംസേവ്യമാ-<text:line-break/>മപ്പുണ്ഡരീകത്തെക്കാൾ മറ്റെന്തുണ്ടാകർക്കശം?</text:p>
      <text:p text:style-name="P3">28</text:p>
      <text:p text:style-name="Text_20_body"><text:line-break/> പണ്ടേറ്റം ദുഷ്പ്രാപമാം തദ്രൂ പാമൃതംമേന്മേ-<text:line-break/>ലണ്ടർകോൻ നുകർന്നാനന്നായിരം നേത്രത്താലും,<text:line-break/>താഴെത്തൻപൂങ്കാവുതാൻ വീണതക്കാടെന്നോർത്<text:line-break/>തായിരം ദണ്ഡങ്ങളാലാകർഷിക്കുവോൻ പോലെ.<text:line-break/>ദിവ്യസ്ത്രീഗണങ്ങൾ തൻ നീണ്ട മാൻകണ്ണെല്ലാമ-<text:line-break/>ന്നവ്യമാം ന്‌റുസിംഹത്തിൻ മേനിയിൽ തുള്ളിച്ചാടീ,<text:line-break/>തൻപിതാമഹപ്രിയൻ സ്വാമിയെദ്ദർശിക്കുവാൻ<text:line-break/>വെമ്പിടും ബലിക്കേകീ സൂത്രാമാവർദ്ധാസനം.</text:p>
      <text:p text:style-name="P2"><text:bookmark text:name="pr_page16"/><text:bookmark text:name="18"/><text:span text:style-name="T2">[ </text:span><text:a xlink:type="simple" xlink:href="http://ml.wikisource.org/wiki/താൾ:ഭക്തിദീപിക.djvu/18"><text:span text:style-name="T2">18</text:span></text:a><text:span text:style-name="T2"> ]</text:span> </text:p>
      <text:p text:style-name="Text_20_body">ഭാവനാബലംകൊണ്ടുമാത്രം താൻ വർണ്ണിച്ചോരു<text:line-break/>ദേവനെക്കണ്ടാൻ വ്യാസൻ ചക്ഷുസ്സാൽ തദ്രൂപനായ്.<text:line-break/>പോരില്ലെന്നറിഞ്ഞല്പം ഖിന്നനാകിലും മർത്ത്യ-<text:line-break/>പാരീന്ദ്രൻതന്നെപ്പാടിവാഴ്ത്തിനാൻ വീണാധരൻ.</text:p>
      <text:p text:style-name="P3">29</text:p>
      <text:p text:style-name="Text_20_body"><text:soft-page-break/><text:line-break/><text:line-break/> "ഏറെ നാളായല്ലോ നീയെന്നെക്കാത്തകം വെന്തു<text:line-break/>നീറുമാറങ്ങിങ്ങോടി,ക്കാൽനൊന്തു ക്ഷണിക്കുന്നു;<text:line-break/>ഞാനിതാ വന്നേൻ മുന്നിൽച്ചങ്ങാതി!യെന്നാലെന്തു<text:line-break/>വേണമെന്നോതിക്കൊള്ളൂ; ചെയ്തിടാമതൊക്കെയും;"<text:line-break/>എന്നേറ്റം പ്രസന്നനായ്, സ്നിഗ്ദ്ധനായ്, ഹിതൈഷിയാ,-<text:line-break/>യന്നൃപഞ്ചാസ്യൻ ഭക്തൻ വ്യാധനോടരുൾചെയ്തു.<text:line-break/>ആവതും സുധാരസം മോഹിനീരൂപൻപണ്ടു<text:line-break/>ദേവർക്കു നൽകിശ്ശേഷം തൻകണ്ണിലീട്ടിക്കൂട്ടി!<text:line-break/>കിന്നരന്മാരെത്തുരങ്ഗാസ്യരായ്പ്പുരാണങ്ങൾ<text:line-break/>ചൊന്നതിൽ തെറ്റു,ണ്ടൊരാൾ സിംഹാസ്യൻ തന്മദ്ധ്യത്തിൽ;<text:line-break/>അല്ലെങ്കിലീയാർദ്രത്വമെങ്ങുനിന്നപാങ്ഗത്തിൽ?<text:line-break/>വല്ലകീനിക്വാണത്തിൻ മാധുര്യം വചസ്സിങ്കൽ?</text:p>
      <text:p text:style-name="P3">30</text:p>
      <text:p text:style-name="Text_20_body"><text:line-break/><text:line-break/> ഓതിനാൻ പ്രത്യുത്തരം വ്യാധൻ! "എൻ കണ്ണേ! പൊന്നേ!<text:line-break/>നീ തെളിഞ്ഞിന്നെങ്കിലും വന്നുചേർന്നല്ലോ മുന്നിൽ.<text:line-break/>കാട്ടിൽ നാം വാഴ്വോരല്ലീ ചങ്ങാതി! രണ്ടാൾക്കളും,<text:line-break/>കൂട്ടരായ്പ്പൊറുക്കുവാൻ തമ്പുരാൻ കല്പിച്ചവർ?<text:line-break/>എങ്ങുനീയൊളിച്ചൊളിച്ചിത്രനാൾത്തങ്ങീ? നിന്നെ-<text:line-break/>യെങ്ങും ഞാൻ തിരഞ്ഞല്ലോ ചോട്ടിലും തലപ്പിലും.<text:line-break/>കൂടുവിട്ടങ്ങിങ്ങു നീ കൂടുപാഞ്ഞീടുന്നോനോ?<text:line-break/>വേടനെക്കുറിച്ചിത്ര കൂറില്ലാതിരിക്കാമോ?</text:p>
      <text:p text:style-name="P2"><text:bookmark text:name="pr_page17"/><text:bookmark text:name="19"/><text:span text:style-name="T2">[ </text:span><text:a xlink:type="simple" xlink:href="http://ml.wikisource.org/wiki/താൾ:ഭക്തിദീപിക.djvu/19"><text:span text:style-name="T2">19</text:span></text:a><text:span text:style-name="T2"> ]</text:span> </text:p>
      <text:p text:style-name="Text_20_body">ഞാനത്രേ നീ, നീയത്രേ ഞാൻ; നാമുമിക്കാനവും<text:line-break/>വാനവും വേറല്ലെന്നു കാണ്മു ഞാൻ കുറേ നാളായ്.<text:line-break/>എന്നുടപ്പിറപ്പേ! നീയെൻ ശിങ്കമല്ലേ? മേലി-<text:line-break/>ലെന്നെ വിട്ടൊരേടത്തും പോകൊല്ലേ! ചതിക്കൊല്ലേ!</text:p>
      <text:p text:style-name="P3">31</text:p>
      <text:p text:style-name="Text_20_body"><text:line-break/>ഇങ്ങുവാ നീ കോളരിക്കൂട്ടത്തിൽപ്പെട്ടോനല്ലീ?<text:line-break/>യെങ്ങുനിന്നുണ്ടായ് നിനക്കിപ്പതുപ്പകക്കാമ്പിൽ?<text:line-break/>തൊണ്ണയിൽക്കോലക്കുയിൽക്കൂടുകെട്ടുണ്ടോ? നിന്റെ<text:line-break/>കണ്ണിലേച്ചെന്തീയാരിമ്മട്ടിൽത്തണ്ണീർ വീഴ്ത്തി?<text:line-break/>എത്രയോ പയ്യിൽപ്പയ്യാം നിൻമുഞ്ഞിക്കിണങ്ങാത്തൊ-<text:line-break/>രിത്തടിപ്പേക്കോലത്തൊ, ലേതുകൈ തുന്നിക്കെട്ടി?<text:line-break/><text:soft-page-break/>അല്ലെങ്കിൽച്ചിങ്ങത്താനും തന്നുടപ്പിറപ്പിൽക്കൂ-<text:line-break/>റില്ലയോ? നീയിക്കോലമെന്നെയോർത്തെടുത്തതാം<text:line-break/>നന്നുനന്നേതായാലുമിന്നലയ്ക്കിരി, പ്പടു-<text:line-break/>ത്തെന്നുയർക്കാറ്റേ! വാ! വാ! നിന്നെ ഞാൻ തലോടട്ടെ<text:line-break/>പേടിക്കേണ്ടെൻ കൈയിലില്ലമ്പൊന്നും; കുറേ നാളായ്<text:line-break/>വേടൻതൻതൊഴിൽത്തീണ്ടൽ വിടൊഴിഞ്ഞിരിപോൻ ഞാൻ.</text:p>
      <text:p text:style-name="P3">32</text:p>
      <text:p text:style-name="Text_20_body"><text:line-break/>തീനിടാം, മേനിച്ചടയ്പൊട്ടുനീങ്ങിയാലെന്തു<text:line-break/>വേണമെന്നോതാം; നിനക്കാവതൊട്ടപ്പോൾ ചെയ്യാം.<text:line-break/>കാകനിക്കിഴങ്ങിനം പോരയോ തിന്മാൻ? നിന-<text:line-break/>ക്കേകുവാനിറച്ചിയില്ലെങ്കിലെൻ മെയ്യല്ലാതെ.<text:line-break/>തോന്നുന്നുണ്ടല്ലോ വിലങ്ങൊക്കെയും നീയായ്പ്പിന്നെ<text:line-break/>ഞാൻ നിനക്കേകാവതോ തീനിനായ് നിന്നെത്തന്നെ?<text:line-break/>വേണ്ടവേണ്ടതെന്നത്രേ ചൊൽവൂ നിൻ നിണച്ചായം<text:line-break/>പൂണ്ടിടാച്ചുണ്ടും പല്ലും, നീയുമിന്നെന്നൊടൊത്തോൻ."<text:line-break/>എന്നുരച്ചേകീ കുറെസ്സാത്ത്വികാഹാരം വേടൻ;<text:line-break/>തന്നുള്ളിൽകൊണ്ടാനതെൻ തമ്പുരാൻ ഭക്തപ്രിയൻ.</text:p>
      <text:p text:style-name="P2"><text:bookmark text:name="pr_page18"/><text:bookmark text:name="20"/><text:span text:style-name="T2">[ </text:span><text:a xlink:type="simple" xlink:href="http://ml.wikisource.org/wiki/താൾ:ഭക്തിദീപിക.djvu/20"><text:span text:style-name="T2">20</text:span></text:a><text:span text:style-name="T2"> ]</text:span> </text:p>
      <text:p text:style-name="Text_20_body">'വീർക്കുന്നീലല്ലോ പള്ള'യെന്നോതിക്കുറെത്തുറു-<text:line-break/>പ്പാഴ്കച്ചിവച്ചാൻ മുന്നി,ലായതും തിന്നാൻ ഹരി.</text:p>
      <text:p text:style-name="P3">33</text:p>
      <text:p text:style-name="Text_20_body"><text:line-break/><text:line-break/>പിന്നെയാവ്യാധൻ ചൊന്നാൻ: ഞാനെനിക്കായിട്ടല്ല<text:line-break/>നിന്നെയിങ്ങിപ്പോൾവരാൻ നേർന്നതെൻ ചാർന്നോർമുത്തേ!<text:line-break/>അങ്ങൊരാളടുത്തുണ്ടു നാടും തൻ വീടും വെടി-<text:line-break/>ഞ്ഞിങ്ങുവന്നിരിക്കുന്നു നിന്നെക്കണ്ടെന്തോ നേടാൻ.<text:line-break/>ഉണ്ണുകി,ല്ലുറങ്ങുകി,ല്ലോർക്കുകില്ലൊന്നും വേറെ;<text:line-break/>നിന്നെത്താൻ നിനയ്ക്കുന്നു നീണാളായൊരേ നില്പിൽ.<text:line-break/>മാട്ടിൻപാൽ കുടിച്ചേറെ മെയ്കൊഴുത്തവൻ, പണ്ടു<text:line-break/>കാട്ടിലേക്കല്ലും മുള്ളും കാലിന്മേൽ തറയ്ക്കാത്തോൻ.<text:line-break/>നാൾചെന്നായോരോന്നായ്‌വന്നാവതും കടിച്ചുതി-<text:line-break/>ന്നാച്ചതപ്പറ്ററ്റുപോയ്; ചോരനീർ വേർമാഞ്ഞുപോയ്;<text:line-break/>കോലിലും മെലിഞ്ഞൊരാക്കോലത്തിലിപ്പൊളെല്ലും<text:line-break/>തോലുമേ കാണ്മാനുള്ളൂ പാവമേ വെറും പാവം!</text:p>
      <text:p text:style-name="P3">34</text:p>
      <text:p text:style-name="Text_20_body"><text:line-break/><text:soft-page-break/><text:line-break/>കണ്ടു ഞാനവൻ നില്പതിക്കണക്കൊട്ടേറെ നാൾ;<text:line-break/>വെന്തലിഞ്ഞെന്നുൾക്കട്ടി വെള്ളമായൊലിച്ചുപോയ്<text:line-break/>ഓർത്തു ഞാൻ; "അവൻ മറഞ്ഞിക്കാട്ടിൽ മണ്ണായ്പ്പോയാൽ-<text:line-break/>പ്പേർത്തുമെൻ തലയ്ക്കല്ലീ വീഴ്വതപ്പിണപ്പിണി?<text:line-break/>മന്നിലാർ പിറപ്പീല പണ്ടുമിപ്പൊഴും മേലു-<text:line-break/>മുണ്ണുവാൻ-ഉറങ്ങുവാൻ-ഉണ്ടാക്കാൻ-ഒടുങ്ങുവാൻ?<text:line-break/>ആവകയ്ക്കാവില്ലെന്നെത്തീർത്തതെൻപുരാൻ, ഞായർ-<text:line-break/>ക്കൈവിളക്കെന്നും വാനിൽ കത്തിച്ചെന്നകം കാണ്മോൻ.<text:line-break/>ആകയാൽ നായാടി ഞാൻ-നീ വിലങ്ങല്ലീ?-നിന്നെ-<text:line-break/>യേകിടാമെന്നോതിനേ,നെന്തിനും മുതിർന്നോനായ്.<text:line-break/>ആഞ്ഞതേയുള്ളൂ കുറഞ്ഞോന്നുഞാൻ ചെന്തീതട്ടി-<text:line-break/>ക്കാഞ്ഞൊരച്ചെടിക്കൊറ്റക്കൈക്കുമ്പിൾത്തണ്ണീർ വീഴ്ത്താൻ.</text:p>
      <text:p text:style-name="P3">35</text:p>
      <text:p text:style-name="Text_20_body"><text:line-break/><text:line-break/>പോകനാമങ്ങോട്ടെന്റെ പൊന്നുടപ്പിറപ്പേ! വാ,<text:line-break/>നീ കട,ന്നെന്തിന്നിത്ര വിമ്മലും വിതുമ്മലും?</text:p>
      <text:p text:style-name="P2"><text:bookmark text:name="pr_page19"/><text:bookmark text:name="21"/><text:span text:style-name="T2">[ </text:span><text:a xlink:type="simple" xlink:href="http://ml.wikisource.org/wiki/താൾ:ഭക്തിദീപിക.djvu/21"><text:span text:style-name="T2">21</text:span></text:a><text:span text:style-name="T2"> ]</text:span> </text:p>
      <text:p text:style-name="Text_20_body">തള്ളിയിട്ടോടാൻ പറ്റി"ലെന്നുരച്ചവൻ ചാർത്തീ<text:line-break/>വള്ളിയാൽ പിണച്ചോരു വൻവടം കഴുത്തിങ്കൽ.<text:line-break/>പണ്ടു തൃത്താലിച്ചാർത്തിൽപ്പാൽക്കടൽപ്പെൺപൈതലാൾ<text:line-break/>കണ്ഠത്തിൽ സമർപ്പിച്ച കൽഹാരപ്പൂമലയും<text:line-break/>ആ യശോദയാൾ തന്റെ മൺതീറ്റി നിർത്താൻ മെയ്യി-<text:line-break/>ലായം പൂണ്ടേച്ചേച്ചിട്ട കർഷിപ്പാനിടും വള്ളി-<text:line-break/>ച്ചങ്ങലയ്ക്കൊപ്പം സുഖം ശാർങ്ഗിക്കു നൽകീലേതും<text:line-break/>ജീവനാഥയെക്കാളും-പോറ്റിടും തായെക്കാളും-<text:line-break/>കേവലം നിഷ്കാമരാം ഭക്തർ താൻ ദേവന്നിഷ്ടം.</text:p>
      <text:p text:style-name="P3">36</text:p>
      <text:p text:style-name="Text_20_body"><text:line-break/> അപ്പുറം നൃസിംഹത്തെത്തന്മുന്നിൽച്ചേർത്തുംകൊണ്ടു<text:line-break/>വിപ്രനെത്തേടിപ്പോയാൻ ശിഷ്ടനാം വനേചരൻ<text:line-break/>പുൽക്കയർത്തുമ്പും മുളങ്കമ്പുമുണ്ടോരോ കൈയി-<text:line-break/>ലക്കൊച്ചന്നുണ്ടോ പിന്നെയമ്മൃഗത്തിനെബ്ഭയം?<text:line-break/>വള്ളിയാൽ വലിക്കവേ നൊന്തുപോം കഴുത്തെന്നോർ-<text:line-break/>ത്തല്ലലാർന്നടുത്തുചെന്നൂതിടും തലോലിടും;<text:line-break/>പച്ചിലച്ചാറൊട്ടെന്തോ തേച്ചിടും പിഴിഞ്ഞങ്ങു;<text:line-break/>പൃച്ഛിക്കും 'പുല്ലോ നീരോ വേണമോ വഴിക്കെന്നായ്;<text:line-break/><text:soft-page-break/>"എന്മണിച്ചിങ്ങം പാവ"മെന്നോതും; മുഖം കുനി-<text:line-break/>ച്ചുമ്മവച്ചിടും, മാറിൽച്ചേർത്തണച്ചാശ്ലേഷിക്കും;<text:line-break/>അമ്മട്ടിൽചെന്നെത്തിനാൻ തൻവിലങ്ങുമായ്ദ്ദാന്തൻ<text:line-break/>തന്മുന്നിൽ കൃതാർത്ഥനാമപ്പരാർത്ഥൈകസ്വാർത്ഥൻ.</text:p>
      <text:p text:style-name="P3">37</text:p>
      <text:p text:style-name="Text_20_body"><text:line-break/> വെന്നുതാൻ വിളങ്ങുന്നൂ ദൈവത്തിൻ ദയാദൃഷ്ടി,-<text:line-break/>യന്നോളം ശ്മശാനമായ്ത്തീർന്നീലാത്തപോവനം.<text:line-break/>ദൂരെയൊന്നെന്തോ കാണ്മൂ-ധൂമമ,ല്ലുണക്കാർന്ന<text:line-break/>ദാരുവിൻ മൂട,ല്ലാരും നേർന്നൊരാളുരുവല്ല;<text:line-break/>അസ്ഥിപഞ്ജരംതന്നെ, നിൽക്കുന്നു പാദങ്ങളിൽ;</text:p>
      <text:p text:style-name="P2"><text:bookmark text:name="pr_page20"/><text:bookmark text:name="22"/><text:span text:style-name="T2">[ </text:span><text:a xlink:type="simple" xlink:href="http://ml.wikisource.org/wiki/താൾ:ഭക്തിദീപിക.djvu/22"><text:span text:style-name="T2">22</text:span></text:a><text:span text:style-name="T2"> ]</text:span> </text:p>
      <text:p text:style-name="Text_20_body">നിശ്ചയം ശ്വാസോച്ഛ്വാസവ്യാപാരം നീങ്ങീട്ടില്ല;<text:line-break/>ആയതത്തപസ്വിതാൻ; തന്മേനി പക്ഷേ വെറും<text:line-break/>ഛായതൻ ഛായയ്ക്കൊക്കുമത്രമേൽച്ചടച്ചുപോയ്<text:line-break/>എങ്കിലെ,ന്തതിന്നന്നുമേകുന്നുണ്ടുൾച്ചൈതന്യ-<text:line-break/>'മെൻ ഹിതം ഞാൻ നേടു'മെന്നുള്ളൊരവീരവ്രതം<text:line-break/>ജീവനാം പതത്രിതൻ പക്ഷത്തെസ്തംഭിപ്പിച്ചു<text:line-break/>മേവുന്നുണ്ടജയ്യമാപ്പൗരുഷോക്തമാം മന്ത്രം</text:p>
      <text:p text:style-name="P3">38</text:p>
      <text:p text:style-name="Text_20_body"><text:line-break/> "ആൾശിങ്കം ചാരത്തിതാ നിൽക്കുന്നു; തൃക്കൺപാർക്കാം;<text:line-break/>വാശ്ശതും കൊതിച്ചതെൻ തമ്പുരാനിതൊന്നല്ലി?<text:line-break/>ആട്ടിനെക്കാളും പാവ,മേതു കുഞ്ഞിനും കളി-<text:line-break/>പ്പാട്ടമായങ്ങേയ്ക്കേകാ, മത്രമേൽപ്പച്ചപ്പാവം!<text:line-break/>പാർക്കണേ തൃക്ക"ണ്ണെന്നു വാവിട്ടു വേടൻ കൂറും<text:line-break/>വാക്കുകേ,ട്ടടച്ച കണ്ണദ്വിജൻ തുറക്കവേ<text:line-break/>ചെപ്പടിപ്പിരട്ടല്ല പാതിരാക്കിനാവല്ല-<text:line-break/>തുൾപ്പിച്ച,ല്ലധ്യാസമ,ല്ലാശ്ചര്യമത്യാശ്ചര്യം!<text:line-break/>ആർക്കുതാൻ കേട്ടാൽത്തോന്നും സത്യമായ്? ത്രയീശീർഷ-<text:line-break/>വാക്യങ്ങൾക്കാധാരമാം വൈകുണ്ഠൻ ജഗന്നാഥൻ<text:line-break/>കായാധവേദ്യൻ മർത്ത്യപഞ്ചാസ്യൻ നില്പൂമുന്നിൽ<text:line-break/>നായാടിക്കിടാത്തന്റെ പൊട്ടിപ്പുൽക്കെട്ടിൽത്തങ്ങി!!</text:p>
      <text:p text:style-name="P3">39</text:p>
      <text:p text:style-name="Text_20_body"><text:line-break/> താൻ തീരെ സ്മരിക്കാത്ത വേടൻതൻ വാഗ്ദാനമ-<text:line-break/>ദ്ദാന്തൻ തന്നുള്ളിൽ പൊന്തീ സ്നാതമാം ഹംസംപോലെ<text:line-break/>സ്തംഭവും രോമാഞ്ചവും സ്വേദവും നേത്രാംബുവും<text:line-break/><text:soft-page-break/>ജൃംഭിച്ചു ശരീരത്തിൽ; പൂമൊട്ടായ്ക്കൂടീ കരം;<text:line-break/>ഹൃൽഗതം വക്തവ്യമായ്ത്തീർന്നീല, തീർന്നാലതും<text:line-break/>ഗദ്ഗദപ്രത്യൂഹത്താൽ കണ്ഠം വിട്ടുയർന്നീല.<text:line-break/>ആ രീതിവാചംയമൻ കൈക്കൊൾകെക്കാട്ടാളന്റെ<text:line-break/>കാരിരുമ്പൊളിക്കായം കാഞ്ചനത്തിടമ്പായി.</text:p>
      <text:p text:style-name="P2"><text:bookmark text:name="pr_page21"/><text:bookmark text:name="23"/><text:span text:style-name="T2">[ </text:span><text:a xlink:type="simple" xlink:href="http://ml.wikisource.org/wiki/താൾ:ഭക്തിദീപിക.djvu/23"><text:span text:style-name="T2">23</text:span></text:a><text:span text:style-name="T2"> ]</text:span> </text:p>
      <text:p text:style-name="Text_20_body">ഇങ്ഗാലം ഹീരപ്രായം; ഹീരകം താരപ്രയം;<text:line-break/>താരകം സൂരപ്രായം; സൂരൻ ഹാ! ഹര്പ്രയൻ.<text:line-break/>ആ മട്ടിൽ മാറീ മേനി ലുബ്ധകൻവൻപ്പോ-<text:line-break/>ളാന്തരജ്യോതിസ്സുതാൻ ബാഹ്യവും സച്ചിന്മത്രം.<text:line-break/>                   </text:p>
      <text:p text:style-name="P3">40</text:p>
      <text:p text:style-name="Text_20_body"><text:line-break/>ചാലവേ സംസാരമാം രാഹുവിൻ വക്ത്രംവിട്ട-<text:line-break/>ബ്ബാലനാം വ്യാധൻ മിന്നീ പാരിതിൻ ത്രയീതനു:<text:line-break/>ശോഭനൻ വൈകുണ്ഠനെപ്പിന്നെയന്നൃപഞ്ചാസ്യ<text:line-break/>താപനീയശ്രുത്യന്തരത്നത്താൽ സേ്താത്രംചെയ്താൻ.<text:line-break/>അത്രനാൾ മണൽത്തിട്ടാം തദ്രസജ്ഞയിൽപ്പാഞ്ഞാ-<text:line-break/>ളദ്ദിനം കൂലങ്കഷപ്രായത്തിൽ സരസ്വതി.<text:line-break/>ജ്ഞാനിയാമദ്ധന്യൻ തന്നുൽഗതിയ്ക്കുടൻ വന്നൂ<text:line-break/>വാനിൽനിന്നത്യത്ഭുതം വൈഷ്ണവം മഹാരഥം.<text:line-break/>"വത്സ! നീ മദ്ധാമത്തിൽ വാഴ്"കെന്നു ചൊന്നാൻ ഭക്ത-<text:line-break/>വത്സലൻ പ്രപന്നാർത്തിഭഞ്ജനൻ പത്മാധവൻ.<text:line-break/>വിപ്രനോ"ടങ്ങേപ്പുണ്യമെൻ മോക്ഷ"മെന്നോതിനാ-<text:line-break/>നപ്പുമാൻ കൃതജ്ഞനായപ്പുറം വിമാനസ്ഥൻ.</text:p>
      <text:p text:style-name="P3">41</text:p>
      <text:p text:style-name="Text_20_body"><text:line-break/>മഞ്ചവേ നേത്രം രണ്ടുമന്തണപ്രവേകന്നു;<text:line-break/>പുഞ്ചിരിക്കൊൺകെപ്പേർത്തും പുരുഷൻ പുരാതനൻ;<text:line-break/>തൂകവേ ബാഷ്പം സുമവ്യാജത്താൽ പലാശികൾ;<text:line-break/>പോകവേ കുറേദൂരംകൂടവേ പതത്രികൾ;<text:line-break/>മാറവേ മാർഗ്ഗം വെടിഞ്ഞങ്ങിങ്ങു ജീമൂതങ്ങൾ;<text:line-break/>പേറവേ കമ്പം മെയ്യിൽ നിർഭരം നക്ഷത്രങ്ങൾ;<text:line-break/>വീഴ്ത്തവേ സുധാരസം പ്രീണനായ് ജൈവാതൃകൻ;<text:line-break/>ചാർത്തവേ തങ്കക്കതിർപ്പൂമാല്യം സഹസ്രാംശു;<text:line-break/>നേടവേ തന്നായിരം കണ്ണിനും പുണ്യം ശക്ര,-<text:line-break/>നാടവേ ഹർഷോന്മത്താരായിടും ബ്രഫ്മർഷിമാർ;</text:p>
      <text:p text:style-name="P2"><text:bookmark text:name="pr_page22"/><text:bookmark text:name="24"/><text:span text:style-name="T2">[ </text:span><text:a xlink:type="simple" xlink:href="http://ml.wikisource.org/wiki/താൾ:ഭക്തിദീപിക.djvu/24"><text:span text:style-name="T2">24</text:span></text:a><text:span text:style-name="T2"> ]</text:span> </text:p>
      <text:p text:style-name="Text_20_body"><text:soft-page-break/>നോക്കവേ വക്ത്രം പൊക്കിയാവോളം ചതുർമ്മുഖൻ<text:line-break/>മേൽക്കുമേലുയർന്നെത്തീ തദ്രഥം വൈകുണ്ഠത്തിൽ</text:p>
      <text:p text:style-name="P3">42</text:p>
      <text:p text:style-name="Text_20_body"><text:line-break/> വാരൊളിത്തനിത്തങ്കവർണ്ണമാ,ർന്നാമൂലാഗ്രം<text:line-break/>മേരുവിൻ ശൃങ്ഗംപോലെ മിന്നുമാവനത്തെയും,<text:line-break/>പ്രീതനായ് വരം നൽകാൻ പാണിപല്ലവംപൊക്കി<text:line-break/>ദ്യോതിക്കും നൃപഞ്ചാസ്യവിഗ്രഹൻ പുരാനെയും,<text:line-break/>ചേണിൽക്കണ്ടാഗന്തുവിൻ പാദ്യാംബുവാകും മട്ടി<text:line-break/>ലാനന്ദബാഷ്പം വീഴ്ത്തി, യാദ്ധന്യൻ മഹീസുരൻ<text:line-break/>സാഷ്ടാങ്ഗം നമസ്കരിച്ചീടിനാൻ താൻ നാട്ടിനും<text:line-break/>കാട്ടിനും സമ്രാട്ടെന്ന് കാട്ടിടും വിരാട്ടിനെ<text:line-break/>ചിൽപുമാൻ ഒരമോദാശ്രു വ്യാജത്താൽ നേത്രങ്ങളാം<text:line-break/>പുഷ്പവാന്മാരെക്കൊ,ണ്ടബ്ഭക്തൻതൻ മൂർദ്ധാവിങ്കൽ<text:line-break/>ആകാശഗങ്ഗാജലം വർഷിപ്പിച്ചരുൾചെയ്താ-<text:line-break/>"നായുഷ്മൻ! പ്രസാദിച്ചേൻ; പോരും നിൻ തപ" സ്സെന്നായ്,</text:p>
      <text:p text:style-name="P3">43</text:p>
      <text:p text:style-name="Text_20_body"><text:line-break/> ഓതിനാനെഴുന്നേറ്റു കൈകൂപ്പിസ്സനന്ദനൻ;<text:line-break/>"വേദവേദാന്തൈകാന്തവേദ്യനാം വിശ്വാത്മാവേ!<text:line-break/>ആദ്യന്തഹീനം, പൂർണ്ണ,മത്ഭുതം, ശിവം, സച്ചി-<text:line-break/>ദാനന്ദാകാരം, ശാന്ത,മദ്വൈതം, വിശ്വോത്തരം,<text:line-break/>അക്ഷരം, തുര്യാതീത, മാഗമോൽഗീതം, പ്രത്യ-<text:line-break/>ഗക്ഷസംലക്ഷ്യം, പ്രപഞ്ചാധാരം, പരാൽപരം;<text:line-break/>നേതി നേതി,യെന്നോതി ശ്രുത്യംബപോലും നീങ്ങും<text:line-break/>താദൃശം ഭവദ്രൂപം, ധ്യാതൃധ്യേയൈകാത്മകം;</text:p>
      <text:p text:style-name="P2"><text:bookmark text:name="pr_page23"/><text:bookmark text:name="25"/><text:span text:style-name="T2">[ </text:span><text:a xlink:type="simple" xlink:href="http://ml.wikisource.org/wiki/താൾ:ഭക്തിദീപിക.djvu/25"><text:span text:style-name="T2">25</text:span></text:a><text:span text:style-name="T2"> ]</text:span> </text:p>
      <text:p text:style-name="Text_20_body">ശ്രീഹരേ! ന്‌റുപഞ്ചാസ്യവിഗ്രഹം, സത്യം, ജഗ-<text:line-break/>ന്മോഹനം, മുനിധ്യേയം പ്രഹ്ലാദപ്രിയങ്കരം<text:line-break/>ശർമ്മമെന്തിതിന്മീതേ?-കാണുന്നുവല്ലോ മുന്നിൽ-<text:line-break/>ച്ചർമ്മചക്ഷുസ്സാൽ, വെറും മർത്ത്യകീടമാം ഞാനും!</text:p>
      <text:p text:style-name="P3">44</text:p>
      <text:p text:style-name="Text_20_body"><text:line-break/> ഹോമകുണ്ഡാഗ്നിക്കകം തേടിനേൻ ഭവാനെ ഞാ-<text:line-break/>നാ മാരുൽസഖൻ ചൊല്ലീ തല്ലൗല്യം ജിഹ്വാഗ്രത്താൽ,<text:line-break/>ക്ഷേത്രത്തിനുള്ളിൽച്ചെന്നു നോക്കിനേൻ; ഏതോ ദേവൻ<text:line-break/>മാത്രമായതെൻമുന്നിലങ്ങയെദ്ദർശിപ്പിച്ചു;<text:line-break/>തിർത്ഥത്തിൽ സ്നാനം ചെയ്തേൻ; ആവതല്ലന്തഃശുദ്ധി<text:line-break/><text:soft-page-break/>ചേർത്തിടാനെന്നസ്ഥലം കണ്ണീർവാർത്തെന്നോടോതി,<text:line-break/>വ്യോമത്തെയുൽഗ്രീവനായ് വീക്ഷിച്ചേൻ; താരങ്ങളെൻ<text:line-break/>ഭീമമാം മൗഢ്യം കണ്ടു സാവജ്ഞസ്മിതം തൂകി<text:line-break/>പട്ടണംചുറ്റിപ്പാർത്തേൻ; അങ്ങു ഞാൻ കണ്ടേൻ ലോകർ<text:line-break/>മറ്റേതോ ഹിരണ്യാഖ്യമൂർത്തിയെബ്ഭജിപ്പതായ്,<text:line-break/>പിമ്പു ഞാൻ പോന്നേൻ വിര,ഞ്ഞിക്കാട്ടിൽത്തിരഞ്ഞുകൊ-<text:line-break/>ണ്ടെൻ ഭവവ്യാധിക്കന്തമേകേണ്ടും ദിവ്യൗഷധം.</text:p>
      <text:p text:style-name="P3">45</text:p>
      <text:p text:style-name="Text_20_body"><text:line-break/> താവകം സാക്ഷാൽക്കാരം ഹന്ത! ഞാനാശിച്ചല്ലോ;<text:line-break/>ദേവഗോഷ്ഠിയിൽപ്പാടാൻ ദർദ്ദുരം കൊതിച്ചല്ലോ!<text:line-break/>തന്നെ താനറിഞ്ഞിടാനാവാത്തൊരിബ്‌ബാലകൻ<text:line-break/>തന്നഹങ്കാരം-ധാർഷ്ട്യം-സ്വാമിയും പൊറുത്തല്ലോ!<text:line-break/>അല്ലെങ്കിൽ ഭൃഗുക്കഴൽപ്പാടെഴുംമാറുള്ളങ്ങേ-<text:line-break/>ച്ചൊല്ലെഴും കൃപോദ്രേകമാർക്കുതാൻ പുകഴ്ത്താവൂ?<text:line-break/>വേട്ടുവക്കിടാത്തനാം ചാത്തനെപ്പോലും ഭവാൻ<text:line-break/>കൂട്ടോടേ ഭവല്പുണ്യലോകത്തിൽക്കയറ്റവേ</text:p>
      <text:p text:style-name="P2"><text:bookmark text:name="pr_page24"/><text:bookmark text:name="26"/><text:span text:style-name="T2">[ </text:span><text:a xlink:type="simple" xlink:href="http://ml.wikisource.org/wiki/താൾ:ഭക്തിദീപിക.djvu/26"><text:span text:style-name="T2">26</text:span></text:a><text:span text:style-name="T2"> ]</text:span> </text:p>
      <text:p text:style-name="Text_20_body">ഭക്തിതൻ പാരമ്യത്തെപ്പാരിതിൽ പ്രതിഷ്ഠിച്ചു;<text:line-break/>മുക്തിതന്നദ്ധ്വാവാർക്കും ഗമ്യമെന്നുൽഘോഷിച്ചു.<text:line-break/>അക്കാഴ്ച കണ്ടൊന്നാദ്യമത്ഭുതപ്പെട്ടേൻ ഞാ,ന-<text:line-break/>ദ്ദുഷ്കൃതം ഹർഷാശ്രുവാൽ ക്ഷാളിച്ചേൻ പിറ്റേക്ഷണം</text:p>
      <text:p text:style-name="P3">46</text:p>
      <text:p text:style-name="Text_20_body"><text:line-break/> തമ്പുരാനയ്യോ! ഞങ്ങൾ തീണ്ടാളായ്നിനച്ചോന്റെ<text:line-break/>സമ്പർക്കം പരിത്യാജമായതി,ല്ലതും പോരാ;<text:line-break/>ഹാ! കനിഞ്ഞത്രയ്ക്കുമേൽത്താഴുവാൻ തോന്നീ നേടാൻ<text:line-break/>വൈകുണ്ഠാലങ്കാരാർഹമാകുമാമഹാരത്നം!<text:line-break/>അങ്ങയാൽ ദത്താലംബരായിടും ഭക്തശ്രേഷ്ഠ-<text:line-break/>രങ്ങേബ്ഭൂനതാങ്ഗിയാലാകൃഷ്ടരാകുന്നീല,<text:line-break/>മായയാൽ മോഹിപ്പീല; അക്ഷ്മിയാൽ മദിപ്പീല;<text:line-break/>പോയി പോയെന്നേയ്ക്കുമായ് നീഡംവിട്ടപക്ഷികൾ<text:line-break/>അപുനഃപാതസ്പർശമവർതൻ സമുൽക്കർഷ-<text:line-break/>മപുനർന്നിദ്രാഗന്ധ,മവർതൻ പ്രജാഗരം;<text:line-break/>ആത്തരം പദത്തിങ്കലല്ലയോ ചേർത്തൂ ഭവാൻ<text:line-break/>ചാത്തനെ? ബ്ഭവദ്ദയാദേവിക്കെന്നാരാധനം!</text:p>
      <text:p text:style-name="P3">47</text:p>
      <text:p text:style-name="Text_20_body"><text:line-break/><text:soft-page-break/> രൂപഹീനനാമങ്ങേയ്ക്കോരോ മെയ് കല്പിക്കുന്നു;<text:line-break/>നാമഹീനനാമങ്ങേയ്ക്കോരോ പേർ കുറിക്കുന്നു;<text:line-break/>സർവ്വവ്യാപിയാമങ്ങേയ്ക്കാലയൽ നിർമ്മിക്കുന്നു;<text:line-break/>സർവാന്തഃസ്ഥാനമങ്ങേ സ്വാഭീഷ്ടം കേൾപ്പിക്കുന്നു;<text:line-break/>ചിത്താതീതനാമങ്ങേച്ചിത്തത്താൽ ധ്യാനിക്കുന്നു;<text:line-break/>ബുദ്ധ്യതീതനാമങ്ങേബ്‌ബുദ്ധിയാൽത്തിരക്കുന്നു;<text:line-break/>അബ്ധിശായിയെക്കുംഭവാരിയാൽ നിരാട്ടുന്നു;<text:line-break/>ശബ്ദകാണ്ഡാലക്ഷ്യനെ സ്തോത്രത്താൽപ്പുകഴ്ത്തുന്നു;</text:p>
      <text:p text:style-name="P2"><text:bookmark text:name="pr_page25"/><text:bookmark text:name="27"/><text:span text:style-name="T2">[ </text:span><text:a xlink:type="simple" xlink:href="http://ml.wikisource.org/wiki/താൾ:ഭക്തിദീപിക.djvu/27"><text:span text:style-name="T2">27</text:span></text:a><text:span text:style-name="T2"> ]</text:span> </text:p>
      <text:p text:style-name="Text_20_body">വക്ഷഃസ്ഥലക്ഷ്മീശനെബ്ഭൂഷയാൽ മിനുക്കുന്നു;<text:line-break/>കുക്ഷിസ്ഥബ്രഹ്മാണ്ഡനെക്കൊട്ടണച്ചോറൂട്ടുന്നു;<text:line-break/>അപ്പുറം തനിക്കില്ല കെല്പെന്നിച്ചടങ്ങോതു-<text:line-break/>മല്പനാം നരന്നുമങ്ങാരാധ്യനമ്മാർഗ്ഗത്തിൽ.</text:p>
      <text:p text:style-name="P3">48</text:p>
      <text:p text:style-name="Text_20_body"><text:line-break/> ആരു ഞാ,നെൻ പ്രസ്ഥാനമെങ്ങുനി,ന്നേതറ്റം പോയ്-<text:line-break/>ച്ചേരണം കർത്തവ്യമെ,ന്തൊന്നുമേ ധരിക്കാത്തോൻ<text:line-break/>ഞാൻ പഠിച്ചതാം ശാസ്ത്രസംഹതിക്കെല്ലാമെന്നെ-<text:line-break/>സ്സാമ്പ്രതം കുഴക്കുവാൻ മാത്രമേ മിടുക്കുള്ളൂ.<text:line-break/>സൃഷ്ടിതൻ രഹസ്യങ്ങൾ മർത്ത്യർതൻക്ഷുദ്രപ്രജ്ഞാ-<text:line-break/>മുഷ്ടിയാൽ മേയങ്ങളല്ലെന്നിവയ്ക്കെല്ലാമർത്ഥം!<text:line-break/>എങ്കിലും കാണാതെ ഞാൻ കാണുവോ, നങ്ങേത്തന്നെ-<text:line-break/>യെങ്കലും ചരാചരദ്രവ്യങ്ങളെല്ലാറ്റിലും;<text:line-break/>ഉമ്മവെച്ചുറക്കത്തിലോമനിക്കുന്നുണ്ടെന്നെ-<text:line-break/>യമ്മയും പിതാവുമാമങ്ങെന്നും ധരിപ്പവൻ.<text:line-break/>ഞാനൊന്നില്ലുണർത്തുവാ,നങ്ങേക്കിദ്ദാസന്നെന്തു<text:line-break/>വേണമെന്നറിഞ്ഞിടാം; വേണ്ടതൊക്കെയും നൽകാം."</text:p>
      <text:p text:style-name="P3">49</text:p>
      <text:p text:style-name="Text_20_body"><text:line-break/> ഓതിനാൻ തപസ്വിയോടച്യുതൻ വാക്യം കൃപാ-<text:line-break/>മേദൂരം ത്രയീശീർഷക്ഷീരാബ്ധിദേവാമൃതം.<text:line-break/>"വത്സ! നീ ജയിക്കുന്നു ഭക്തികൊണ്ടെനിക്കുള്ളി-<text:line-break/>ലുത്സവം നിവർത്തിച്ച നിൻ ദൂതൻ നിഷാദനാൽ.<text:line-break/>ജ്ഞാനവാൻ ധ്യാനത്തിനായ്ത്തേടിപ്പോമേകാന്തമാം<text:line-break/>കാനനം നിൻ-അല്ലല്ലെൻ ചാത്തൻതൻ ജന്മസ്ഥലം.<text:line-break/>നിഷ്കാമം, നിഷ്കൽമഷം, തത്തപസ്സത്യത്ഭുതം;<text:line-break/>തന്നൃകൈങ്കാര്യസക്തിപാരതന്ത്ര്യാകൃഷ്ടനായ്<text:line-break/>വന്നു ഞാൻ നിന്നെക്കാണ്മാൻ, നിന്നിഷ്ടം ഫലിപ്പിപ്പാൻ<text:line-break/><text:soft-page-break/>ആ മഹായോഗിക്കു ഞാനക്രീതദാസൻ താദൃക്-<text:line-break/>പ്രേമശൃംഖലാബന്ധം പ്രേഷ്ഠംതാൻ മുക്ത്യംബയ്ക്കും.</text:p>
      <text:p text:style-name="P6"><text:bookmark text:name="pr_page26"/><text:bookmark text:name="28"/><text:span text:style-name="T2">[ </text:span><text:a xlink:type="simple" xlink:href="http://ml.wikisource.org/wiki/താൾ:ഭക്തിദീപിക.djvu/28"><text:span text:style-name="T2">28</text:span></text:a><text:span text:style-name="T2"> ]</text:span> </text:p>
      <text:p text:style-name="P3">50</text:p>
      <text:p text:style-name="Text_20_body"><text:line-break/> ഹന്ത! നിൻതീണ്ടാളാരെൻ ബ്രഹ്മോണ്ഡോദരത്തിങ്കൽ?<text:line-break/>സന്തതം പരസ്പരാകർഷണം സാധാരണം.<text:line-break/>എങ്കരം നിർമ്മിച്ചതാണിച്ചരാചരവ്യൂഹ,-<text:line-break/>മെൻഗൃഹം പാർത്താലിവയ്ക്കേതിന്നുമന്തർഭാഗം;<text:line-break/>എൻകൈയുമെൻഗേഹവും തദ്ദ്വാരാ ഞാനും-തീണ്ടു-<text:line-break/>മെങ്കിലെൻ സൃഷ്ടിക്കുമുണ്ടു തീണ്ടൽ; ഇല്ലതില്ലെങ്കിൽ.<text:line-break/>എന്നെത്തന്നുള്ളം വിട്ടുതള്ളുവോൻ: വെളിക്കു ഞാൻ<text:line-break/>നിന്നീടാൻ ചുറ്റും ഹിംസക്കൽക്കോട്ട കെട്ടുന്നവൻ;<text:line-break/>താൻ ദുഷ്ടൻ സഗർഭ്യരെ'ദ്ദുഷ്ട'രെന്നാക്രോശിപ്പൂ,<text:line-break/>ഭ്രാന്തുള്ളോൻ മറ്റുള്ളോരെ ഭ്രാന്തരെന്നോതും പോലെ,<text:line-break/>വൃത്തവും ഗ്രാഹ്യത്യാജഭേദത്തെക്കല്പിപ്പീല;<text:line-break/>സദ്വൃത്തൻ സമാരാദ്ധ്യൻ; ദുർവൃത്തനുദ്ധർത്തവ്യൻ</text:p>
      <text:p text:style-name="P3">51</text:p>
      <text:p text:style-name="Text_20_body"><text:line-break/><text:line-break/>ഞാനാരെന്നറിഞ്ഞുവോ നീ നന്നായ്? ഭൂദേവിയെൻ<text:line-break/>ചേണാളും പുരന്ധ്രിയാൾ; മർത്ത്യരെന്നപത്യങ്ങൾ;<text:line-break/>പിച്ചെനിക്കില്ലെൻ തലയ്ക്കാരുമേ തണ്ണീരാടാൻ;<text:line-break/>കൊച്ചുപെൺകുഞ്ഞല്ല ഞാൻ പണ്ടത്താൽമെയ് മൂടുവാൻ;<text:line-break/>ധൂപത്തിൻ ദൂമത്തിലെൻ നേത്രങ്ങൾ മങ്ങുന്നീല;<text:line-break/>ദീപത്താൽ പ്രദീപ്തിയമ്മാർത്താണ്ഡചന്ദ്രർക്കില്ല.<text:line-break/>ചക്രമില്ലാത്തോനല്ല പാദോപഹാരം പറ്റാൻ;<text:line-break/>കുക്ഷിതീക്ഷിത്ത,ല്ലംഘ്രികൂപ്പാഞ്ഞാൽക്കോപിക്കുവാൻ:<text:line-break/>ഊട്ടീടേണ്ടെന്നെസ്സുധാജന്മഭൂവാമെൻ ഗൃഹം;<text:line-break/>വാഴ്ത്തേണ്ട രണ്ടായിരം നാവുള്ളോരെൻ തല്പവും.<text:line-break/>വാർദ്ധൂഷ്യം കൊതിച്ചുകൊ,ണ്ടർച്ചനം നിക്ഷേപിക്കും<text:line-break/>സ്വാർത്ഥത്തിൻ പേരേടീല്ലെൻ വ്യാപാരക്കണക്കിങ്കൽ.</text:p>
      <text:p text:style-name="P2"><text:bookmark text:name="pr_page27"/><text:bookmark text:name="29"/><text:span text:style-name="T2">[ </text:span><text:a xlink:type="simple" xlink:href="http://ml.wikisource.org/wiki/താൾ:ഭക്തിദീപിക.djvu/29"><text:span text:style-name="T2">29</text:span></text:a><text:span text:style-name="T2"> ]</text:span> </text:p>
      <text:p text:style-name="Text_20_body"/>
      <text:p text:style-name="P3">52</text:p>
      <text:p text:style-name="Text_20_body"><text:line-break/>ക്ഷേത്രമേതാഢ്യർക്കുമെൻ സേവാർഹമാകുന്നീല<text:line-break/>പേർത്തും തൽപ്രയോജനം സൂക്ഷ്മമായ് ഗ്രഹിക്കാഞ്ഞാൽ<text:line-break/><text:soft-page-break/>അങ്ങെഴും ബിംബത്തിങ്കൽക്കണ്ടിടാം ഭക്തർക്കെന്നെ-<text:line-break/>ബ്ഭങ്ഗമറ്റരുന്ധതീദർശനന്യായത്തിങ്കൽ<text:line-break/>പഞ്ജരത്തിങ്കൽപ്പെടു കീരവും, കോട്ടയ്ക്കുള്ളിൽ-<text:line-break/>ത്തഞ്ചിടും രാജാവുമ,ല്ലീശ്വരൻ ക്ഷേത്രാന്തഃസ്ഥൻ<text:line-break/>ആ ക്ഷേത്രം ബ്രഹ്മാണ്ഡമായാബ്ബിംബംവിശ്വാത്മാവായ്<text:line-break/>വീക്ഷിപ്പാൻവേണ്ടും വിശാലാക്ഷിയെന്നുണ്ടാകുന്നു<text:line-break/>അന്നു താൻ മദർച്ചതൻ മർമ്മജ്ഞൻ നരൻ നൂന-<text:line-break/>മന്നുതാൻ ദ്വിപാത്താമത്തിര്യക്കിൻ പുംസ്ത്വാദയം<text:line-break/>ഭാവശുദ്ധി താൻശുദ്ധി; മൺപാത്രം തീർത്ഥം പേറാം<text:line-break/>സൗവർണ്ണപാത്രം തുപ്പൽക്കോളാമ്പിയായും തീരാം</text:p>
      <text:p text:style-name="P3">53</text:p>
      <text:p text:style-name="Text_20_body"><text:line-break/> ക്ഷേത്രമൊന്നെന്നേക്കുമായ്ത്തീർത്തിട്ടുണ്ടേവർക്കും ഞാൻ<text:line-break/>പേർത്തുമെൻ ലീലാരത്നമണ്ഡപം ഭൂമണ്ഡലം<text:line-break/>സൂര്യാദിദീപങ്ങളാൽ ദീപ്തമായ്; ഭൂഭൃൽകൂട-<text:line-break/>സ്തൂപികാശതങ്ങളാൽ വ്യോമത്തെച്ചുംബിപ്പതായ്;<text:line-break/>നീലാംബുവാഹങ്ങളാൽ സിക്തമായ്; ദ്വിജോത്തംസ-<text:line-break/>ജാലത്തിൻ ഗാനങ്ങളാൽ സഞ്ജാതമൗഖര്യമായ്;<text:line-break/>സാദ്വിമാർ പയസ്വിനീദേവിമാർ ചരിപ്പതായ്;<text:line-break/>സ്തോത്രത്താൽ ഗംഭീരമാംസാഗരം സ്തുതിപ്പതായ്<text:line-break/>ഭൂരുഹവ്രാതം ഫലം നേദിക്കുന്നതായ്; ച്ചാരു-<text:line-break/>വീരുത്തിൻ വ്രജം പുത്തൻ പൂക്കളാൽപ്പൂജിച്ചതായ്<text:line-break/>ആ ക്ഷേത്രം, വിശങ്കടം, ശോഭനം; സ്വച്ഛന്ദ, മ-<text:line-break/>ങ്ങാസ്തംബ, മാകല്പന്ത, മാരാലുമാരാധ്യൻ ഞാൻ.</text:p>
      <text:p text:style-name="P2"><text:bookmark text:name="pr_page28"/><text:bookmark text:name="30"/><text:span text:style-name="T2">[ </text:span><text:a xlink:type="simple" xlink:href="http://ml.wikisource.org/wiki/താൾ:ഭക്തിദീപിക.djvu/30"><text:span text:style-name="T2">30</text:span></text:a><text:span text:style-name="T2"> ]</text:span> </text:p>
      <text:p text:style-name="Text_20_body"/>
      <text:p text:style-name="P3">54</text:p>
      <text:p text:style-name="Text_20_body"><text:line-break/> എന്നിലിച്ചരാചരം സർവവും കാണുംപോലെ-<text:line-break/>യെന്നെയിച്ചരാചരം സർവത്തിങ്കലും കാണ്മേൻ<text:line-break/>ദിവ്യദൃ,ക്കെന്നെത്തൊഴാൻ തേടേണ്ടും സ്ഥലം പാരിൽ<text:line-break/>ഭവ്യത്തിന്നസ്‌‌പൃശ്യരാം പാവങ്ങളെങ്ങു,ണ്ടങ്ങാം<text:line-break/>ദീനൻ മേലവൻ വീഴ്ത്തും കണ്ണീരിലാണെൻ സ്നാനം ;<text:line-break/>ദീനൻ മേൽത്തൂകും സ്‌‌മിതം ദീപമെൻ പുരസ്ഥിതം;<text:line-break/>ദീനൻതൻ മലർന്നതാം കൈക്കുമ്പിളാണെൻ വഞ്ചി;<text:line-break/>ദീനൻതൻ ക്ഷുത്താറ്റിടും ധർമ്മാന്നമെൻ നൈവേദ്യം;<text:line-break/>ദീനൻതൻ കാതില്പ്പെടും സാന്ത്വവാക്കാണെൻസ്തോത്രം ;<text:line-break/>ദീനനെസ്സേവിപ്പതാണെൻ സേവ , മറ്റൊന്നല്ല.<text:line-break/>ഭൂതകാരുണ്യം താനെൻ പൂർണ്ണമാമാരാധനം  ;<text:line-break/><text:soft-page-break/>സാധുവിൻ സന്തർപ്പണം സായൂജ്യലാഭോപായം.</text:p>
      <text:p text:style-name="P3">55</text:p>
      <text:p text:style-name="Text_20_body"><text:line-break/> ക്ഷുൽകൃശന്നൂണേകിയും , നഗനനെപ്പുതപ്പിച്ചും,<text:line-break/>ദു:ഖിയെത്തോഷിപ്പിച്ചും , രോഗിയെശ്ശുശ്രൂഷിച്ചും<text:line-break/>ആപത്തിൽപ്പെടുന്നോനെയാശ്വസിപ്പിച്ചും, താണു<text:line-break/>കൂപത്തിൽക്കിടപ്പോനെക്കൈകൊടുത്തുയർത്തിയും,<text:line-break/>അന്യർതൻ സ്‌‌മിതച്ചില്ലിൽത്തൻസുഖം നിരീക്ഷിച്ചു-<text:line-break/>മന്യർതൻ ഹർഷാശ്രുമുത്താത്മവിത്തമായ്പ്പൂണ്ടും,<text:line-break/>ഹൃത്തിലും ചക്ഷുസ്സിലും വാക്കിലും കർമ്മത്തിലും<text:line-break/>ശുദ്ധമാം പ്രേമത്തിന്റെ സാന്നിദ്ധ്യം കാട്ടിക്കാട്ടി;<text:line-break/>ലോകത്തെക്കുടുംബമായ്ജ്ജീവിയെസ്സോദര്യനായ് ;<text:line-break/>ദേഹത്തെപ്പരാർഥമാം യജ്ഞത്തിൻ സാമഗ്രിയായ്;<text:line-break/>ഏവനോ കൽപ്പിച്ചെന്റെ വേലയിൽപ്പങ്കാളിയായ്<text:line-break/>മേവിടാനോർപ്പോ, നവന്നെന്നും ഞാൻ വശംവദൻ.</text:p>
      <text:p text:style-name="P3">56</text:p>
      <text:p text:style-name="Text_20_body"><text:line-break/> സത്യത്തിൽജ്ജഗത്തു ഞാൻ സംപൂർണ്ണമായിത്തീർത്താൽ<text:line-break/>കൃത്യമെന്തെനിക്കൊന്നു ചെയ്യുവാൻവേറിട്ടുള്ളൂ?</text:p>
      <text:p text:style-name="P2"><text:bookmark text:name="pr_page29"/><text:bookmark text:name="31"/><text:span text:style-name="T2">[ </text:span><text:a xlink:type="simple" xlink:href="http://ml.wikisource.org/wiki/താൾ:ഭക്തിദീപിക.djvu/31"><text:span text:style-name="T2">31</text:span></text:a><text:span text:style-name="T2"> ]</text:span> </text:p>
      <text:p text:style-name="Text_20_body">ലാക്കെന്യേ ലയിച്ചുപോമെന്നിലെന്നിച്ഛാശക്തി;<text:line-break/>ദീർഘനിദ്രാധീനനായ്തീരുമെൻദയാസഖി;<text:line-break/>ആകയാലെൻ സൃഷ്ടി ഞാനിമ്മട്ടിൽ നിവർത്തിച്ചേൻ;<text:line-break/>ലോകത്തിന്നപൂർണ്ണത്വമാണതിന്നന്തസ്സാരം<text:line-break/>എൻധർമ്മം ഞാൻ തീർത്തൊരീവിശ്വത്തിന്നുൽകർഷണം;<text:line-break/>സന്തതം ഞാ,നക്രീഡാസൗധത്തിൻ സമ്മാർജ്ജകൻ,<text:line-break/>മർത്ത്യനെ പ്രജ്ഞാശാലിയാക്കി ഞാൻ നിർമ്മിച്ചേനി-<text:line-break/>ക്കൃത്യതിലെന്നെത്തുണച്ചാത്മനിഷ്ക്രയം നേടാൻ.<text:line-break/>എൻകരം സർവ്വാദ്ധ്യക്ഷസ്ഥാനത്തിൽപ്പുലർത്തുവോ-<text:line-break/>രെൻകിടാവെന്നാ,ലവന്നെൻകൃത്യം തൽകർത്തവ്യം</text:p>
      <text:p text:style-name="P3">57</text:p>
      <text:p text:style-name="Text_20_body"><text:line-break/> പ്രേമം താൻ പ്രപഞ്ചത്തിൻ പ്രേഷ്ഠമാം ജീവാധാരം;<text:line-break/>പ്രേമത്തിന്നഭാവത്തിൽ ബ്രഹ്മാണ്ഡം നിശ്ചേതനം;<text:line-break/>പ്രേമത്താലെൻ ഭൂദേവി പോറ്റുന്നൂ തന്മക്കളെ;<text:line-break/>പ്രേമത്താൽ വിജയത്തിങ്കൽ മിന്നുന്നു താരാവലി;<text:line-break/>പ്രേമത്താൽ ബാഷ്പോദകം വാർക്കുന്നു വലാഹകം;<text:line-break/>പ്രേമത്താൽ മൃദുസ്മിതം തൂകുന്നു പൂങ്കാവനം;<text:line-break/><text:soft-page-break/>പ്രേമത്താൽ വീശിടുന്നു ഗന്ധവാൻ മന്ദാനിലൻ;<text:line-break/>പ്രേമത്താൽപ്പൊഴിക്കുന്നു കോകിലം ഗാനാമൃതം;<text:line-break/>പ്രേമത്തിലാണെൻവാസം; പേർത്തുമപ്പരാർദ്ധ്യമാം<text:line-break/>ധാമത്തെപ്പാലാഴിയെന്നോതുന്നു കാവ്യാധ്വഗർ,<text:line-break/>പ്രേമത്തിൻ ബിന്ദുക്കൾ ഞാൻ കർഷണം ചെയ്യുന്നത-<text:line-break/>ദ്ധീമാന്മാർ വർണ്ണിക്കുന്നു പാൽ, വെണ്ണ, തൈരെന്നെല്ലാം.</text:p>
      <text:p text:style-name="P3">58</text:p>
      <text:p text:style-name="Text_20_body"><text:line-break/> പുണ്യകൽമഷങ്ങളെപ്പൂർണ്ണമായ്ത്തിരിച്ചുഞാ-<text:line-break/>നെൻ നരാപത്യങ്ങൾക്കു കാട്ടുന്നുണ്ടെല്ലായ്പൊഴും<text:line-break/>യാതൊന്നാൽ പരോൽകർഷം സാധിക്കാമതേ പുണ്യം;<text:line-break/>യാതൊന്നിൻ ഫലം മറിച്ചായേക്കാമതേ പാപം.</text:p>
      <text:p text:style-name="P2"><text:bookmark text:name="pr_page30"/><text:bookmark text:name="32"/><text:span text:style-name="T2">[ </text:span><text:a xlink:type="simple" xlink:href="http://ml.wikisource.org/wiki/താൾ:ഭക്തിദീപിക.djvu/32"><text:span text:style-name="T2">32</text:span></text:a><text:span text:style-name="T2"> ]</text:span> </text:p>
      <text:p text:style-name="Text_20_body">ധർമ്മമേപുണ്യോപായമാകയാൽസേവ്യം; വേണം<text:line-break/>ധർമ്മത്തിൽച്ചരിക്കുവാൻ പ്രേമത്തിൻ പ്രചോദനം.<text:line-break/>ഈ മന്നിൽപ്പുമർത്ഥദ്രു, ധർമ്മമൂലാർത്ഥസ്കന്ധ-<text:line-break/>കാമശാഖയായ്, മോക്ഷസസ്യമായ്, വിളങ്ങുന്നു.<text:line-break/>മുൻപിൽ,ത്താൻ ചുവട്ടിങ്കൽ വീഴ്ത്തിടും ജലംവേണം<text:line-break/>പിൻപാർക്കും ഫലോൽക്കരം കൊമ്പത്തു കെട്ടിത്തൂക്കാൻ.<text:line-break/>സ്വാർത്ഥത്തീവെച്ചാൽ വെന്തുവെണ്ണീറാം; പ്രേമോദകം<text:line-break/>വീഴ്ത്തുകിൽത്തളിർത്തുവാച്ചമ്മരം പൂക്കും കായ്ക്കും.</text:p>
      <text:p text:style-name="P3">59</text:p>
      <text:p text:style-name="Text_20_body"><text:line-break/><text:line-break/>ഞാനധഃസ്ഥിതപ്രേഷ്ഠനെൻഗേഹമേറ്റം നിമ്നം;<text:line-break/>നൂനമെൻ ഭക്താഗ്ര്യനാം പ്രഹ്ലാദൻ പാതാളസ്ഥൻ;<text:line-break/>മീനകച്ഛപസ്തബ്ധരോമാക്കളായിപ്പണ്ടേ<text:line-break/>ഞാനെന്റെ തിര്യക്പ്രേമം വ്യക്തമായ്ക്കാട്ടീടിനേൻ;<text:line-break/>എന്റെയിന്നൃപഞ്ചാസ്യരൂപത്തിന്നുദ്ദേശവും<text:line-break/>തൻതാഴെത്തിര്യക്കെന്നു മാനുഷൻ ധരിക്കായ്‌വാൻ.<text:line-break/>എൻവർണ്ണം സാധുക്കൾതൻ കാർവർണ്ണം എന്നെപ്പേർത്തു<text:line-break/>മന്വഹം തലോടുന്നു ശുഭ്രനാം ദുഗ്ദ്ധോദധി:<text:line-break/>ആനന്ദിച്ചെന്നെത്തന്റെ മാർത്തട്ടിൽ കിടത്തുന്നു<text:line-break/>ചേണെഴും ധാവള്യത്തിൻ കേന്ദ്രമാം ഭോഗീശ്വരൻ.<text:line-break/>എൻ കാലിൻ രജസ്സിൽനിന്നുത്ഭവം നേടീടുന്നു<text:line-break/>ഗംഗാഖ്യകൈക്കൊണ്ടിടും പുണ്യയാം സ്രോതസ്സിനി</text:p>
      <text:p text:style-name="P3">60</text:p>
      <text:p text:style-name="Text_20_body"><text:line-break/><text:line-break/><text:soft-page-break/>അൻപോടുമെന്നിങ്‌ഗിതം വ്യക്തമായ് ഞാൻകാട്ടിനേ -<text:line-break/>നെൻപൂർണ്ണാവതാരമാം ശ്രീകൃഷ്ണജന്മത്തിങ്കൽ<text:line-break/>ജാതനായ്ത്തുറുങ്കൊന്നിൽച്ചങ്ങലക്കിലുക്കത്തെ-<text:line-break/>ക്ഷീതമായ്ക്കേ,ട്ടങ്ങുനിന്നമ്പാടിക്കകം പൂകി,<text:line-break/>കേവലം ഗോപാലനായെൻ ബാല്യം കഴിച്ചേൻ ഞാ-<text:line-break/>നാവതും വിപത്തുക്കൾക്കാദ്യന്തം ലക്ഷീഭൂതൻ.</text:p>
      <text:p text:style-name="P2"><text:bookmark text:name="pr_page31"/><text:bookmark text:name="33"/><text:span text:style-name="T2">[ </text:span><text:a xlink:type="simple" xlink:href="http://ml.wikisource.org/wiki/താൾ:ഭക്തിദീപിക.djvu/33"><text:span text:style-name="T2">33</text:span></text:a><text:span text:style-name="T2"> ]</text:span> </text:p>
      <text:p text:style-name="Text_20_body">ഇല്ലെനിക്കാറ്റിൻമണൽത്തിട്ടെന്യേവെൺമാടവും;<text:line-break/>പൊള്ളയാ, മുളങ്കമ്പിൻ തുണ്ടെന്യേ വിപഞ്ചിയും<text:line-break/>സന്മാർഗ്ഗസഞ്ചാരത്തിൽ ശക്രൻതന്നമർഷവും<text:line-break/>ബ്രഫ്മാവിന്നഹന്തയും ക്ഷുദ്രമായ്ഗണിച്ചാൻ ഞാൻ;<text:line-break/>ആദരയാൽ മയിൽപ്പീലി മൂർദ്ധാവിൽ ധരിച്ചൊപ്പ-<text:line-break/>മേതുവർണ്ണവു മന്നിൽ മാന്യമെന്നുൽഘോഷിച്ചേൻ.</text:p>
      <text:p text:style-name="P3">61</text:p>
      <text:p text:style-name="Text_20_body"><text:line-break/>ആക്കുചേലാഭിഖ്യനാം നിസ്സ്വൻതൻ ചങ്ങാതി ഞാൻ;<text:line-break/>ശീഘ്രമായ് ത്രിവക്രതൻ കൂനെല്ലാം നിവർത്തവൻ;<text:line-break/>തേർതെളിച്ചവൻ പോരിൽ സൂതനാ, യാഗന്തുവിൻ<text:line-break/>പാദത്തെ ക്ഷാളിച്ചവൻ ദാസനായ് മഖത്തിങ്കൽ;<text:line-break/>സമ്രാട്ടിൻ ക്ഷണം ക്ഷണം ത്യാജ്യമായ്ക്കല്പിച്ചുകൊ-<text:line-break/>ണ്ടുണ്മാനായ് രാവിൽപ്പോയോൻ ക്ഷത്താവിൻഗൃഹം തേടി;<text:line-break/>ഓന്തിനെക്കൂപത്തിൽനിന്നുദ്ധരിച്ചവൻ; ദൂന-<text:line-break/>സ്വാന്തയായ്ക്കേഴും സ്ര്തീതൻ മാനത്തെപ്പാലിച്ചവൻ;<text:line-break/>പ്രൗഢർതൻ പാർശ്വത്തിങ്കൽച്ചേരാതെയാടൽപ്പെട്ടു<text:line-break/>നാടുവിട്ടോടിപ്പോയ ദീനനെത്തുണച്ചവൻ;<text:line-break/>ഞാനെന്റെ സർവാർത്ഥവും ത്യാഗം ചെയ്തത്രേ നേടി<text:line-break/>താണോർതന്നുയർച്ചയാൽ ധർമ്മത്തിൻ സംസ്ഥാപനം.</text:p>
      <text:p text:style-name="P3">62</text:p>
      <text:p text:style-name="Text_20_body"><text:line-break/>പോരാഞ്ഞി,ട്ടന്നക്കുരുക്ഷേത്രത്തിൽ ശസ്ത്രാജീവർ<text:line-break/>പോരാടാൻ സന്നദ്ധരായ്ക്കോദണ്ഡം കുലയ്ക്കുവേ;<text:line-break/>ഭീമമാം ജ്യാഘോഷത്തിൻ ജൃംഭണം ദൂരസ്ഥമാം<text:line-break/>വ്യോമത്തിൻ രന്ധ്രത്തിലും മൗഖര്യം വായ്പിക്കവേ;<text:line-break/>ഭാരതം ഘോരാജിയാം മാരണപ്പിശാചിന്നു<text:line-break/>ഭൈരവപ്പാഴ്ക്കൂത്തരങ്ങാകുവാൻ ഭാവിക്കവേ;<text:line-break/>ലോഹിത സ്രോതസ്വിനീ പാണിപീഡനത്തിന്നു<text:line-break/>സാഗരം കാപ്പും കെട്ടി സജ്ജനായ് ചാഞ്ചാടവേ<text:line-break/>മർത്ത്യർതൻ ദു:ത്തിനും തൽ പ്രാണഗ്രാ സോദ്യതൻ<text:line-break/><text:soft-page-break/>മൃത്യുവിൻ ദർത്തിനും ശൈഥില്യം വരുംമട്ടിൽ,<text:line-break/>കൃഷ്ണൻ ഞാ,നെൻചങ്ങാതിയർജ്ജുനൻതൻകർണ്ണത്തിൽ<text:line-break/>ശ്ലക്ഷ്ണമാമെൻ സന്ദേസമോതിനേൻ ഗീതാഭിധം.</text:p>
      <text:p text:style-name="P6"><text:bookmark text:name="pr_page32"/><text:bookmark text:name="34"/><text:span text:style-name="T2">[ </text:span><text:a xlink:type="simple" xlink:href="http://ml.wikisource.org/wiki/താൾ:ഭക്തിദീപിക.djvu/34"><text:span text:style-name="T2">34</text:span></text:a><text:span text:style-name="T2"> ]</text:span> </text:p>
      <text:p text:style-name="P3">63</text:p>
      <text:p text:style-name="Text_20_body"><text:line-break/> ഒന്നേ ഞാനോതീട്ടുള്ളു ഗീതയിൽ പ്രധാനമാ-<text:line-break/>യെന്നേയ്ക്കും നരന്നതേ താരകം മഹാമന്ത്രം.<text:line-break/>യോഗസ്ഥനായിച്ചെയ്ക കർമ്മം നീ സങ്‌ഗംവിട്ടു;<text:line-break/>യോഗമോ ലാഭാലാഭതുല്യദർശനം മാത്രം.<text:line-break/>കർമ്മങ്ങൾ ചെയ്തേ പറ്റൂ മർത്ത്യന്നു യാവജ്ജീവം;<text:line-break/>കർമ്മത്തിൻ ലക്ഷ്യം രണ്ടാം സ്വാർത്ഥവും പരാർത്ഥവും.<text:line-break/>സ്വാർത്ഥത്തെ ലാക്കാക്കിയാൽ സങ്‌ഗപങ്കിലം കർമ്മം;<text:line-break/>സ്വാർത്ഥമൊന്നറ്റാലറ്റൂ ഷഡ്വർഗ്ഗം യോഗാപഹം<text:line-break/>ആകയാൽപ്പരാർത്ഥമായ്ക്കർമ്മം ഞാൻ ചെയ്‌വാൻചൊന്നേൻ;<text:line-break/>ലോകത്തിൻ പുരോഗതിക്കില്ലല്ലോ മാർഗ്ഗം വേറെ,<text:line-break/>താണോർതൻ സമുൽക്കർഷമൊന്നിനാൽ വേണം പൊങ്ങാൻ<text:line-break/>വാനോളം, ധരാതലം പാതാളപാതാശങ്കി.</text:p>
      <text:p text:style-name="P3">64</text:p>
      <text:p text:style-name="Text_20_body"><text:line-break/><text:line-break/> ചിന്തിക്കാം കിഞ്ചിജ്ഞർ ഞാൻ പ്രേമാത്മാവെന്നാൽച്ചൊടി-<text:line-break/>ച്ചെന്തിനായ് ഹിരണ്യനെക്കൊന്നതെന്നിഗ്ഘട്ടത്തിൽ.<text:line-break/>ആകവേ നിശാന്തത്തിൽ ധ്വാന്തത്തെധ്വംസിപ്പീലേ<text:line-break/>ലോകത്തിന്നുൽബോധനം നൽകുവാൻ വിഭാവസു?<text:line-break/>പാഴ്ത്തൃണം കുദ്ദാലത്താൽ ഭഞ്ജനംചെയ്യുന്നീലേ<text:line-break/>ക്ഷേത്രത്തെസ്സസ്യാഢ്യമായ്ത്തീർക്കുവാൻ കൃഷീവലൻ?<text:line-break/>ധർമ്മത്തിൻ സംസ്ഥാപനം സാദ്ധ്യമ,ല്ലധർമ്മത്തിൻ<text:line-break/>മർമ്മത്തെബ്ഭേദിക്കാതെ ലൗകികവ്യാപാരത്തിൽ.<text:line-break/>അത്തത്വം വെളിപ്പെടാൻ "ദാനവാന്തകൻ" ഞാനെ-<text:line-break/>ന്നർത്ഥവാദാകാരത്തിലോതുന്നൂ പൗരാണികർ<text:line-break/>ഒപ്പമായ്നൽകുന്നു ഞാൻ ഭക്തനും ദ്വേഷ്ടാവിനും<text:line-break/>മൽപദം; പ്രേമത്തിനെന്തപ്പുറം ലക്ഷ്യം വേണ്ടൂ?</text:p>
      <text:p text:style-name="P3">65</text:p>
      <text:p text:style-name="Text_20_body"><text:line-break/><text:line-break/> വേദമെന്നുച്ഛ്വാസമായ് വീക്ഷിക്കും വിദ്യാവൃദ്ധ-<text:line-break/>രേതുമെന്നന്ത്യോച്ഛ്വാസമല്ലതെന്നോർക്കുന്നീല.</text:p>
      <text:p text:style-name="P2"><text:bookmark text:name="pr_page33"/><text:bookmark text:name="35"/><text:span text:style-name="T2">[ </text:span><text:a xlink:type="simple" xlink:href="http://ml.wikisource.org/wiki/താൾ:ഭക്തിദീപിക.djvu/35"><text:span text:style-name="T2">35</text:span></text:a><text:span text:style-name="T2"> ]</text:span> </text:p>
      <text:p text:style-name="Text_20_body"><text:soft-page-break/>ചാലവേ തന്നിത്യോപബൃംഹണം നിർന്നിദ്രൻ ഞാൻ<text:line-break/>കാലദേശാവസ്ഥാനുരൂപമായ് സാധിക്കുന്നു<text:line-break/>ബാലൻതന്നാഹരവും വസ്ത്രവും യുവാവിന്നു<text:line-break/>ശീലിപ്പാനാവില്ലെന്നു കാണ്മീലേ കൗടുംബികൻ?<text:line-break/>സ്പഷ്ടമെൻശിഷ്ടോച്ഛ്വാസമെൻ ശേഷനന്നന്നുള്ള<text:line-break/>ശിഷ്ടർ തൻ രണ്ടായിരം ജിഹ്വയാലുൽഘോഷിപ്പൂ.<text:line-break/>ലോകത്തിൻ ക്രമോന്നതിക്കൊപ്പമായ് സ്ഫുടിക്കുന്ന-<text:line-break/>താഗമം.വിടർത്തുന്നൂ വേദം ഞാനാകൽപാന്തം.<text:line-break/>കണ്ടിടാം നിർബന്ധമായക്കാഴ്ച്ചയാർക്കും കണ്ണിൽ-<text:line-break/>ത്തൊണ്ടിനെപ്പരിപ്പാക്കിത്തോന്നിക്കും രോഗംവിട്ടാൽ.</text:p>
      <text:p text:style-name="P3">66</text:p>
      <text:p text:style-name="Text_20_body"><text:line-break/>എന്തിനായിങ്ങങ്ങെന്നെത്തേടി നീ, സദാ ഞാൻ നിൻ<text:line-break/>സ്വന്തമാം ശരീരാഖ്യാക്ഷത്രത്തിൽ സ്ഫുരിക്കവേ?<text:line-break/>എന്തിനായ്ക്കൊടുങ്കാട്ടിൽ പോന്നു നീ, നിൻ സോദര്യ-<text:line-break/>ബന്ധം താൻ നിർവാണത്തിൻ ബീജമെന്നോർമ്മിക്കാതെ?<text:line-break/>എന്തിനായ്ച്ചടപ്പിച്ചു വിഗ്രഹം, നിന്നാത്മാവിൻ<text:line-break/>ബന്ധുവാണതെന്നുള്ള തത്ത്വത്തെ ഗ്രഹിക്കാതെ?<text:line-break/>എന്തിനായ് സ്ഫൂണാചാരം കൈക്കൊണ്ടു, നിന്നങ്ഗങ്ങൾ<text:line-break/>സന്തതം ലോകോദ്ധൃതിക്കുള്ളതായ്ദ്ധരിക്കാതെ.<text:line-break/>എന്തിനായ് "ഞാൻ ഞാൻ" എന്നു ഗർജ്ജിച്ചു കർത്താവു ഞാൻ<text:line-break/>ഹന്ത! നീ നിമിത്ത, മെന്നുള്ളുകൊണ്ടുറയ്ക്കാതെ?<text:line-break/>ഞാനൊരാൾക്കെന്ന്യേ പാർപ്പാനെൻഗേഹം പര്യാപ്തമോ?<text:line-break/>ഞാനും ഹാ! നീയും കൂടിയങ്ങെത്താനധ്വാവുമുണ്ടോ?</text:p>
      <text:p text:style-name="P3">67</text:p>
      <text:p text:style-name="Text_20_body"><text:line-break/>പാർത്തിടാം നിനക്കിപ്പോൾ സ്പഷ്ടമായ്നിന്നുൾക്കണ്ണാൽ-<text:line-break/>ച്ചാത്തനും നിനക്കുമുള്ളന്തരം വിസൃത്വരം.<text:line-break/>നിൻപേരിന്നുപായമായെൻ വരം കാംക്ഷിച്ചു നീ;<text:line-break/>നിൻപേരിൽ പ്രേമാർദ്രനായെൻ ചാത്തനെന്നെത്തേടി.<text:line-break/>ആമയോദർക്കം ഭക്ഷ്യമല്പജ്ഞൻ നീയാശിച്ചു;<text:line-break/>സാമരസ്യാന്നം വ്യാധൻ സന്തതം സൗഹിത്യദം.</text:p>
      <text:p text:style-name="P2"><text:bookmark text:name="pr_page34"/><text:bookmark text:name="36"/><text:span text:style-name="T2">[ </text:span><text:a xlink:type="simple" xlink:href="http://ml.wikisource.org/wiki/താൾ:ഭക്തിദീപിക.djvu/36"><text:span text:style-name="T2">36</text:span></text:a><text:span text:style-name="T2"> ]</text:span> </text:p>
      <text:p text:style-name="Text_20_body">നിർണ്ണയം പൂജിച്ചിടും പുഷ്പത്തിൻ പുറത്തുള്ള<text:line-break/>വർണ്ണമ,ല്ലന്തഃസ്ഥമാം ഗന്ധമാണെനിക്കിഷ്ടം.<text:line-break/>വേദശാസ്ത്രശ്മങ്ങൾതൻ പീഢനത്തിനാൽ മാത്ര-<text:line-break/>മേതുമേ ഗളിപ്പതല്ലെൻ കൃപാസുധാബിന്ദു.<text:line-break/>ഭക്തിയാൽ സമ്പ്രാപ്യൻ ഞാ,നാബ്രഹ്മമാചണ്ഡാലം;<text:line-break/><text:soft-page-break/>ഭക്തിയോ പരാർത്ഥമാം ജീവിതം മദർപ്പിതം</text:p>
      <text:p text:style-name="P3">68</text:p>
      <text:p text:style-name="Text_20_body"><text:line-break/><text:line-break/>പോയിടാം നിനക്കിനി സ്വസ്ഥനായ്; ജീവന്മുക്ത-<text:line-break/>നായി നീ; ഭവാദൃശന്മാരാൽത്താൻ ലോകോദ്ധൃതി;<text:line-break/>സിദ്ധനാണെന്നാലും നീ തേടണം നിൻമേന്മയ്ക്കൊ-<text:line-break/>രദ്വൈതജ്ഞാനോപദേശാർഹനാമാചാര്യനെ.<text:line-break/>ഉണ്ടൊരാളമ്മട്ടിൽ നിൻ ഭാഗ്യത്തല്ലിപ്പോൾജ്ജഗൽ-<text:line-break/>ബന്ധുവായ്, സർവ്വജ്ഞനായ്, ത്യാഗിയായ്, മഹാത്മാവായ്;<text:line-break/>കേരളം-കേരങ്ങൾതൻ കേദാരം-കേശാന്തത്തിൽ<text:line-break/>ഭാരതോർവിയാൾ ചാർത്തും പൗഷ്പമാം പരിഷ്കാരം;<text:line-break/>ആ നാട്ടിൻ സന്താനമാം ശങ്കരൻ മഹായോഗി<text:line-break/>വാനാറ്റിൻതടത്തിങ്കൽ-കാശിയിൽ തപംചെയ്‌വൂ.<text:line-break/>അങ്ങുപോയ്തച്ഛിഷ്യനായ് വർദ്ധിക്ക മേന്മേൽ; എന്നെ-<text:line-break/>യെങ്ങു നീ വിളിച്ചാലുമുണ്ടു ഞാനുടൻ മുന്നിൽ."</text:p>
      <text:p text:style-name="P3">69</text:p>
      <text:p text:style-name="Text_20_body"><text:line-break/><text:line-break/>എന്നുരച്ചാനന്ദാശ്രുധാരയാൽ വീണ്ടും പരി-<text:line-break/>ക്‌ളിന്നനാം തപസ്വിയെ, ത്തൻ പാണി രണ്ടും പൊക്കി<text:line-break/>പ്രീതിപൂണ്ടനുഗ്രഹി,ച്ചെത്തിനാൻ സ്വധാമത്തിൽ<text:line-break/>വ്യാധൻതൻ വിയോഗാർത്തി തീർത്തിടാൻ നൃകേസരി.<text:line-break/>ദേവൻതൻ രൂപാമൃതം പിന്നെയും രണ്ടക്ഷിയും<text:line-break/>ദേവൻതൻ വാക്യാമൃതം ശ്രോത്രവും പാനം ചെയ്കേ,<text:line-break/>ആപ്താപ്യൻ, ജ്ഞാതജ്ഞേയ, നമ്മഹാൻ നിന്നാൻ, വിശ്വ-<text:line-break/>ഗോപ്താവിൻ തിരോധാനം ലേശവും ധരിക്കാതെ<text:line-break/>ആഹ്വാനം ചെയ്താൽ വരാമെന്നോതി ദേവൻ; ചുറ്റു<text:line-break/>മാഹ്വാനശ്രമംവിട്ടു ദേവനെക്കണ്ടാൻ ഭക്തൻ.</text:p>
      <text:p text:style-name="P2"><text:bookmark text:name="pr_page35"/><text:bookmark text:name="37"/><text:span text:style-name="T2">[ </text:span><text:a xlink:type="simple" xlink:href="http://ml.wikisource.org/wiki/താൾ:ഭക്തിദീപിക.djvu/37"><text:span text:style-name="T2">37</text:span></text:a><text:span text:style-name="T2"> ]</text:span> </text:p>
      <text:p text:style-name="Text_20_body">ആ നവ്യപ്രഹ്ലാദന്നു ലോകത്തിൽപ്പിന്നീടെല്ലാ<text:line-break/>മാനന്ദ മത്യാനന്ദ, മാദ്യന്തം ബ്രഹ്മാനന്ദം.</text:p>
      <text:p text:style-name="P3">70</text:p>
      <text:p text:style-name="Text_20_body"><text:line-break/>ധന്യനായ്,ക്കൃത്യാകൃത്യവേത്താവാ, യദ്ദിക്കിൽനി-<text:line-break/>ന്നന്യനായ്സനന്ദനൻ തൻനാട്ടിൽത്തിരിച്ചെത്തി,<text:line-break/>കാശിയിൽ ശ്രീശങ്കരസ്വാമിതന്നന്തേവാസ-<text:line-break/>മാചരിച്ചദ്വൈതികൾക്കഗ്രഗണ്യനായ്ത്തീർന്നാൻ;<text:line-break/>ഛത്മമറ്റാചാര്യനിൽ ഭക്തിഭാക്കായിപ്പിന്നെ<text:line-break/><text:soft-page-break/>പ്പത്മപാദാഭിഖ്യയാൽപ്പാരെങ്ങും പ്രകാശിച്ചാൻ;<text:line-break/>ശോഭനൻ തൻദേശികൻ മൂലമായ് നൃപഞ്ചാസ്യ<text:line-break/>താപനീയശ്രുത്യന്തഭാഷ്യത്തെ നിവർത്തിച്ചാൻ;<text:line-break/>ശിക്ഷകന്നായ് തൻപ്രാണനമ്മൂർത്തിപ്രസാദത്താൽ<text:line-break/>ദക്ഷിണീകരിച്ചു തന്നാനൃണ്യമാപാദിച്ചാൻ;<text:line-break/>ജന്മാന്തകാലത്തിങ്കൽദ്ദിവ്യനായ്, സ്സാക്ഷാൽകൃത<text:line-break/>ബ്രഹ്മാവായ്, സ്സച്ചിദ്രൂപസായൂജ്യം സമ്പ്രാപിച്ചാൻ.</text:p>
      <text:p text:style-name="P7"><text:span text:style-name="T4">മണിമഞ്ജുഷ</text:span> 1933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njaliOldLipi1" svg:font-family="AnjaliOldLipi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njaliOldLipi" svg:font-family="AnjaliOldLipi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AnjaliOldLipi" style:font-size-complex="12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AnjaliOldLip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AnjaliOldLip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njaliOldLip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jaliOldLip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uest </meta:initial-creator>
    <meta:creation-date>2013-08-13T11:20:59</meta:creation-date>
    <dc:date>2013-08-13T11:26:40</dc:date>
    <dc:creator>Guest </dc:creator>
    <meta:editing-duration>P0D</meta:editing-duration>
    <meta:editing-cycles>1</meta:editing-cycles>
    <meta:document-statistic meta:table-count="4" meta:image-count="0" meta:object-count="0" meta:page-count="29" meta:paragraph-count="222" meta:word-count="2871" meta:character-count="17911" meta:non-whitespace-character-count="15065"/>
    <meta:generator>LibreOffice/3.5$Linux_x86 LibreOffice_project/350m1$Build-2</meta:generator>
  </office:meta>
</office:document-meta>
</file>